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1715in" fo:margin-left="0.5313in" table:align="left" style:may-break-between-rows="false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0.6236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5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6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7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8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9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ea53520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27" style:family="paragraph" style:parent-style-name="Standard">
      <style:text-properties style:font-name="Sans-serif" fo:font-weight="bold" officeooo:rsid="0ef7c812" officeooo:paragraph-rsid="0f040072" style:font-weight-asian="bold" style:font-weight-complex="bold"/>
    </style:style>
    <style:style style:name="P28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29" style:family="paragraph" style:parent-style-name="Standard">
      <style:text-properties style:font-name="Sans-serif" fo:font-weight="bold" officeooo:rsid="099674cc" officeooo:paragraph-rsid="112f21b6" style:font-weight-asian="bold" style:font-weight-complex="bold"/>
    </style:style>
    <style:style style:name="P30" style:family="paragraph" style:parent-style-name="Standard">
      <style:text-properties style:font-name="Sans-serif" fo:font-weight="bold" officeooo:rsid="0732101a" officeooo:paragraph-rsid="10085c40" style:font-weight-asian="bold" style:font-weight-complex="bold"/>
    </style:style>
    <style:style style:name="P31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2" style:family="paragraph" style:parent-style-name="Standard">
      <style:text-properties style:font-name="Sans-serif" fo:font-weight="bold" officeooo:rsid="0732101a" officeooo:paragraph-rsid="100c5bb0" style:font-weight-asian="bold" style:font-weight-complex="bold"/>
    </style:style>
    <style:style style:name="P33" style:family="paragraph" style:parent-style-name="Standard">
      <style:text-properties style:font-name="Sans-serif" fo:font-weight="bold" officeooo:rsid="0732101a" officeooo:paragraph-rsid="112e5d04" style:font-weight-asian="bold" style:font-weight-complex="bold"/>
    </style:style>
    <style:style style:name="P34" style:family="paragraph" style:parent-style-name="Standard">
      <style:text-properties style:font-name="Sans-serif" fo:font-weight="bold" officeooo:rsid="0ae9781d" officeooo:paragraph-rsid="11d16a39" style:font-weight-asian="bold" style:font-weight-complex="bold"/>
    </style:style>
    <style:style style:name="P35" style:family="paragraph" style:parent-style-name="Standard">
      <style:text-properties style:font-name="Sans-serif" fo:font-weight="bold" officeooo:rsid="087dfff2" officeooo:paragraph-rsid="10bda278" style:font-weight-asian="bold" style:font-weight-complex="bold"/>
    </style:style>
    <style:style style:name="P36" style:family="paragraph" style:parent-style-name="Standard">
      <style:text-properties style:font-name="Sans-serif" fo:font-weight="bold" officeooo:rsid="06d76c3a" officeooo:paragraph-rsid="11cc77e7" style:font-weight-asian="bold" style:font-weight-complex="bold"/>
    </style:style>
    <style:style style:name="P37" style:family="paragraph" style:parent-style-name="Standard">
      <style:text-properties style:font-name="Sans-serif" fo:font-weight="bold" officeooo:rsid="099c19a4" officeooo:paragraph-rsid="112f21b6" style:font-weight-asian="bold" style:font-weight-complex="bold"/>
    </style:style>
    <style:style style:name="P38" style:family="paragraph" style:parent-style-name="Standard">
      <style:paragraph-properties fo:text-align="end" style:justify-single-word="false"/>
      <style:text-properties style:font-name="Sans-serif" fo:font-weight="bold" officeooo:rsid="1162bd3a" officeooo:paragraph-rsid="117238be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070cb" officeooo:paragraph-rsid="117238be" style:font-weight-asian="bold" style:font-weight-complex="bold"/>
    </style:style>
    <style:style style:name="P40" style:family="paragraph" style:parent-style-name="Standard">
      <style:text-properties style:font-name="Sans-serif" fo:font-weight="bold" officeooo:rsid="0afdcd1d" officeooo:paragraph-rsid="11d1d30f" style:font-weight-asian="bold" style:font-weight-complex="bold"/>
    </style:style>
    <style:style style:name="P41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Sans-serif" fo:font-weight="normal" officeooo:rsid="0aba5f19" officeooo:paragraph-rsid="0ab5e2b8" style:font-weight-asian="normal" style:font-weight-complex="normal"/>
    </style:style>
    <style:style style:name="P43" style:family="paragraph" style:parent-style-name="Standard">
      <style:text-properties style:font-name="Sans-serif" fo:font-weight="normal" officeooo:rsid="0aba5f19" officeooo:paragraph-rsid="0f0ac456" style:font-weight-asian="normal" style:font-weight-complex="normal"/>
    </style:style>
    <style:style style:name="P44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45" style:family="paragraph" style:parent-style-name="Standard">
      <style:text-properties style:font-name="Sans-serif" fo:font-size="9pt" fo:font-weight="normal" officeooo:rsid="0be9f343" officeooo:paragraph-rsid="0be9f343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Sans-serif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Sans-serif" fo:font-size="9pt" fo:font-weight="normal" officeooo:rsid="0880bbfa" officeooo:paragraph-rsid="11244cfd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text-align="end" style:justify-single-word="false"/>
      <style:text-properties style:font-name="Sans-serif" fo:font-size="9pt" fo:font-weight="normal" officeooo:rsid="1162bd3a" officeooo:paragraph-rsid="117238be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Sans-serif" fo:font-size="9pt" fo:font-style="normal" fo:font-weight="normal" officeooo:rsid="0b0facb5" officeooo:paragraph-rsid="0bd4b0ed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text-properties style:font-name="Sans-serif" fo:font-size="9pt" fo:font-weight="bold" officeooo:rsid="0c504e4f" officeooo:paragraph-rsid="0f2f51b6" style:font-size-asian="9pt" style:font-weight-asian="bold" style:font-size-complex="9pt" style:font-weight-complex="bold"/>
    </style:style>
    <style:style style:name="P53" style:family="paragraph" style:parent-style-name="Standard">
      <style:text-properties style:font-name="Sans-serif" fo:font-size="9pt" fo:font-weight="bold" officeooo:rsid="06d76c3a" officeooo:paragraph-rsid="11244cfd" style:font-size-asian="9pt" style:font-weight-asian="bold" style:font-size-complex="9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Sans-serif" fo:font-size="9pt" fo:font-weight="bold" officeooo:rsid="06f66ded" officeooo:paragraph-rsid="117238be" style:font-size-asian="9pt" style:font-weight-asian="bold" style:font-size-complex="9pt" style:font-weight-complex="bold"/>
    </style:style>
    <style:style style:name="P55" style:family="paragraph" style:parent-style-name="Standard">
      <style:text-properties style:font-name="Sans-serif" fo:font-size="9pt" fo:font-weight="bold" officeooo:rsid="0732101a" officeooo:paragraph-rsid="11d07efe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Sans-serif" fo:font-size="9pt" fo:font-weight="bold" officeooo:rsid="0b63a8f9" officeooo:paragraph-rsid="11d0c08d" style:font-size-asian="9pt" style:font-weight-asian="bold" style:font-size-complex="9pt" style:font-weight-complex="bold"/>
    </style:style>
    <style:style style:name="P57" style:family="paragraph" style:parent-style-name="Standard">
      <style:text-properties officeooo:rsid="06d76c3a" officeooo:paragraph-rsid="0c9fa098"/>
    </style:style>
    <style:style style:name="P58" style:family="paragraph" style:parent-style-name="Standard">
      <style:text-properties officeooo:rsid="0f040072" officeooo:paragraph-rsid="0f040072"/>
    </style:style>
    <style:style style:name="P59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61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63" style:family="paragraph" style:parent-style-name="Standard">
      <style:text-properties officeooo:paragraph-rsid="10d0d04c"/>
    </style:style>
    <style:style style:name="P6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6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1115ed02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05a91f6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3fbacf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92a3ae" style:font-weight-asian="bold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c6809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ff810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105f0658" officeooo:paragraph-rsid="10633dfd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74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7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7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7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05a91f6" style:font-size-asian="9pt" style:font-weight-asian="bold" style:font-size-complex="9pt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160d1ea" style:font-size-asian="9pt" style:font-weight-asian="bold" style:font-size-complex="9pt" style:font-weight-complex="bold"/>
    </style:style>
    <style:style style:name="P8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8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bf811da" officeooo:paragraph-rsid="105a91f6" style:font-size-asian="9pt" style:font-style-asian="normal" style:font-weight-asian="bold" style:font-size-complex="9pt" style:font-style-complex="normal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9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21211"/>
    </style:style>
    <style:style style:name="P10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9287c1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ddf3d"/>
    </style:style>
    <style:style style:name="P10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dfffa01" style:font-size-asian="8pt" style:font-weight-asian="bold" style:font-size-complex="8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10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9d00ba5" officeooo:paragraph-rsid="09a266a6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115459f7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c220aa3" officeooo:paragraph-rsid="117238be" style:font-weight-asian="bold" style:font-weight-complex="bold"/>
    </style:style>
    <style:style style:name="P109" style:family="paragraph" style:parent-style-name="Table_20_Contents">
      <style:paragraph-properties fo:text-align="end" style:justify-single-word="false"/>
      <style:text-properties fo:font-weight="bold" officeooo:rsid="116c4e9f" officeooo:paragraph-rsid="117238b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c13ff25" officeooo:paragraph-rsid="117238be" style:font-weight-asian="bold" style:font-weight-complex="bold"/>
    </style:style>
    <style:style style:name="P111" style:family="paragraph" style:parent-style-name="Table_20_Contents">
      <style:paragraph-properties fo:text-align="end" style:justify-single-word="false"/>
      <style:text-properties officeooo:rsid="1162bd3a" officeooo:paragraph-rsid="117238be"/>
    </style:style>
    <style:style style:name="P112" style:family="paragraph" style:parent-style-name="Table_20_Contents">
      <style:paragraph-properties fo:text-align="center" style:justify-single-word="false"/>
      <style:text-properties officeooo:rsid="0c13ff25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7a31ad" style:font-weight-asian="normal" style:font-weight-complex="normal"/>
    </style:style>
    <style:style style:name="T5" style:family="text">
      <style:text-properties fo:font-weight="normal" officeooo:rsid="077070cb" style:font-weight-asian="normal" style:font-weight-complex="normal"/>
    </style:style>
    <style:style style:name="T6" style:family="text">
      <style:text-properties fo:font-weight="normal" officeooo:rsid="07fceba0" style:font-weight-asian="normal" style:font-weight-complex="normal"/>
    </style:style>
    <style:style style:name="T7" style:family="text">
      <style:text-properties fo:font-weight="normal" officeooo:rsid="0997e212" style:font-weight-asian="normal" style:font-weight-complex="normal"/>
    </style:style>
    <style:style style:name="T8" style:family="text">
      <style:text-properties fo:font-weight="normal" officeooo:rsid="099c19a4" style:font-weight-asian="normal" style:font-weight-complex="normal"/>
    </style:style>
    <style:style style:name="T9" style:family="text">
      <style:text-properties fo:font-weight="normal" officeooo:rsid="06d76c3a" style:font-weight-asian="normal" style:font-weight-complex="normal"/>
    </style:style>
    <style:style style:name="T10" style:family="text">
      <style:text-properties fo:font-weight="normal" officeooo:rsid="0ae38167" style:font-weight-asian="normal" style:font-weight-complex="normal"/>
    </style:style>
    <style:style style:name="T11" style:family="text">
      <style:text-properties fo:font-weight="normal" officeooo:rsid="0ae42245" style:font-weight-asian="normal" style:font-weight-complex="normal"/>
    </style:style>
    <style:style style:name="T12" style:family="text">
      <style:text-properties fo:font-weight="normal" officeooo:rsid="078a4f7f" style:font-weight-asian="normal" style:font-weight-complex="normal"/>
    </style:style>
    <style:style style:name="T13" style:family="text">
      <style:text-properties fo:font-weight="normal" officeooo:rsid="09376041" style:font-weight-asian="normal" style:font-weight-complex="normal"/>
    </style:style>
    <style:style style:name="T14" style:family="text">
      <style:text-properties fo:font-weight="normal" officeooo:rsid="076cbfaa" style:font-weight-asian="normal" style:font-weight-complex="normal"/>
    </style:style>
    <style:style style:name="T15" style:family="text">
      <style:text-properties fo:font-weight="normal" officeooo:rsid="0771f9c5" style:font-weight-asian="normal" style:font-weight-complex="normal"/>
    </style:style>
    <style:style style:name="T16" style:family="text">
      <style:text-properties fo:font-weight="normal" officeooo:rsid="082aad2e" style:font-weight-asian="normal" style:font-weight-complex="normal"/>
    </style:style>
    <style:style style:name="T17" style:family="text">
      <style:text-properties fo:font-weight="normal" officeooo:rsid="0b51e14d" style:font-weight-asian="normal" style:font-weight-complex="normal"/>
    </style:style>
    <style:style style:name="T18" style:family="text">
      <style:text-properties fo:font-weight="normal" officeooo:rsid="0b50ebe3" style:font-weight-asian="normal" style:font-weight-complex="normal"/>
    </style:style>
    <style:style style:name="T19" style:family="text">
      <style:text-properties fo:font-weight="normal" officeooo:rsid="0b8a45cf" style:font-weight-asian="normal" style:font-weight-complex="normal"/>
    </style:style>
    <style:style style:name="T20" style:family="text">
      <style:text-properties fo:font-weight="normal" officeooo:rsid="0b8beb29" style:font-weight-asian="normal" style:font-weight-complex="normal"/>
    </style:style>
    <style:style style:name="T21" style:family="text">
      <style:text-properties fo:font-weight="normal" officeooo:rsid="0b8e806c" style:font-weight-asian="normal" style:font-weight-complex="normal"/>
    </style:style>
    <style:style style:name="T22" style:family="text">
      <style:text-properties fo:font-weight="normal" officeooo:rsid="0b8f9dca" style:font-weight-asian="normal" style:font-weight-complex="normal"/>
    </style:style>
    <style:style style:name="T23" style:family="text">
      <style:text-properties fo:font-weight="normal" officeooo:rsid="0b91232f" style:font-weight-asian="normal" style:font-weight-complex="normal"/>
    </style:style>
    <style:style style:name="T24" style:family="text">
      <style:text-properties fo:font-weight="normal" officeooo:rsid="0b931332" style:font-weight-asian="normal" style:font-weight-complex="normal"/>
    </style:style>
    <style:style style:name="T25" style:family="text">
      <style:text-properties fo:font-weight="normal" officeooo:rsid="0b9a03c2" style:font-weight-asian="normal" style:font-weight-complex="normal"/>
    </style:style>
    <style:style style:name="T26" style:family="text">
      <style:text-properties fo:font-weight="normal" officeooo:rsid="0b9b04cb" style:font-weight-asian="normal" style:font-weight-complex="normal"/>
    </style:style>
    <style:style style:name="T27" style:family="text">
      <style:text-properties fo:font-weight="normal" officeooo:rsid="0bc23b67" style:font-weight-asian="normal" style:font-weight-complex="normal"/>
    </style:style>
    <style:style style:name="T28" style:family="text">
      <style:text-properties fo:font-weight="normal" officeooo:rsid="0bdf40ac" style:font-weight-asian="normal" style:font-weight-complex="normal"/>
    </style:style>
    <style:style style:name="T29" style:family="text">
      <style:text-properties fo:font-weight="normal" officeooo:rsid="098819c9" style:font-weight-asian="normal" style:font-weight-complex="normal"/>
    </style:style>
    <style:style style:name="T30" style:family="text">
      <style:text-properties fo:font-weight="normal" officeooo:rsid="08235ec5" style:font-weight-asian="normal" style:font-weight-complex="normal"/>
    </style:style>
    <style:style style:name="T31" style:family="text">
      <style:text-properties fo:font-weight="normal" officeooo:rsid="0be9f343" style:font-weight-asian="normal" style:font-weight-complex="normal"/>
    </style:style>
    <style:style style:name="T32" style:family="text">
      <style:text-properties fo:font-weight="normal" officeooo:rsid="0beb0271" style:font-weight-asian="normal" style:font-weight-complex="normal"/>
    </style:style>
    <style:style style:name="T33" style:family="text">
      <style:text-properties fo:font-weight="normal" officeooo:rsid="0bec1481" style:font-weight-asian="normal" style:font-weight-complex="normal"/>
    </style:style>
    <style:style style:name="T34" style:family="text">
      <style:text-properties fo:font-weight="normal" officeooo:rsid="0bec65be" style:font-weight-asian="normal" style:font-weight-complex="normal"/>
    </style:style>
    <style:style style:name="T35" style:family="text">
      <style:text-properties fo:font-weight="normal" officeooo:rsid="0bed82a4" style:font-weight-asian="normal" style:font-weight-complex="normal"/>
    </style:style>
    <style:style style:name="T36" style:family="text">
      <style:text-properties fo:font-weight="normal" officeooo:rsid="0c0a21c0" style:font-weight-asian="normal" style:font-weight-complex="normal"/>
    </style:style>
    <style:style style:name="T37" style:family="text">
      <style:text-properties fo:font-weight="normal" officeooo:rsid="0c0b8020" style:font-weight-asian="normal" style:font-weight-complex="normal"/>
    </style:style>
    <style:style style:name="T38" style:family="text">
      <style:text-properties fo:font-weight="normal" officeooo:rsid="0c0e8d81" style:font-weight-asian="normal" style:font-weight-complex="normal"/>
    </style:style>
    <style:style style:name="T39" style:family="text">
      <style:text-properties fo:font-weight="normal" officeooo:rsid="0c101487" style:font-weight-asian="normal" style:font-weight-complex="normal"/>
    </style:style>
    <style:style style:name="T40" style:family="text">
      <style:text-properties fo:font-weight="normal" officeooo:rsid="0c24bbcc" style:font-weight-asian="normal" style:font-weight-complex="normal"/>
    </style:style>
    <style:style style:name="T41" style:family="text">
      <style:text-properties fo:font-weight="normal" officeooo:rsid="0c250b37" style:font-weight-asian="normal" style:font-weight-complex="normal"/>
    </style:style>
    <style:style style:name="T42" style:family="text">
      <style:text-properties fo:font-weight="normal" officeooo:rsid="0c4f07c7" style:font-weight-asian="normal" style:font-weight-complex="normal"/>
    </style:style>
    <style:style style:name="T43" style:family="text">
      <style:text-properties fo:font-weight="normal" officeooo:rsid="0c51f4f3" style:font-weight-asian="normal" style:font-weight-complex="normal"/>
    </style:style>
    <style:style style:name="T44" style:family="text">
      <style:text-properties fo:font-weight="normal" officeooo:rsid="0c7e4450" style:font-weight-asian="normal" style:font-weight-complex="normal"/>
    </style:style>
    <style:style style:name="T45" style:family="text">
      <style:text-properties fo:font-weight="normal" officeooo:rsid="0c8bb460" style:font-weight-asian="normal" style:font-weight-complex="normal"/>
    </style:style>
    <style:style style:name="T46" style:family="text">
      <style:text-properties fo:font-weight="normal" officeooo:rsid="0c8c29bd" style:font-weight-asian="normal" style:font-weight-complex="normal"/>
    </style:style>
    <style:style style:name="T47" style:family="text">
      <style:text-properties fo:font-weight="normal" officeooo:rsid="0c8c29fb" style:font-weight-asian="normal" style:font-weight-complex="normal"/>
    </style:style>
    <style:style style:name="T48" style:family="text">
      <style:text-properties fo:font-weight="normal" officeooo:rsid="0c90a8d3" style:font-weight-asian="normal" style:font-weight-complex="normal"/>
    </style:style>
    <style:style style:name="T49" style:family="text">
      <style:text-properties fo:font-weight="normal" officeooo:rsid="0cbdea33" style:font-weight-asian="normal" style:font-weight-complex="normal"/>
    </style:style>
    <style:style style:name="T50" style:family="text">
      <style:text-properties fo:font-weight="normal" officeooo:rsid="0cbe83bf" style:font-weight-asian="normal" style:font-weight-complex="normal"/>
    </style:style>
    <style:style style:name="T51" style:family="text">
      <style:text-properties fo:font-weight="normal" officeooo:rsid="0cbe8fa9" style:font-weight-asian="normal" style:font-weight-complex="normal"/>
    </style:style>
    <style:style style:name="T52" style:family="text">
      <style:text-properties fo:font-weight="normal" officeooo:rsid="0cd501ec" style:font-weight-asian="normal" style:font-weight-complex="normal"/>
    </style:style>
    <style:style style:name="T53" style:family="text">
      <style:text-properties fo:font-weight="normal" officeooo:rsid="0cd700b9" style:font-weight-asian="normal" style:font-weight-complex="normal"/>
    </style:style>
    <style:style style:name="T54" style:family="text">
      <style:text-properties fo:font-weight="normal" officeooo:rsid="0cd8fd1d" style:font-weight-asian="normal" style:font-weight-complex="normal"/>
    </style:style>
    <style:style style:name="T55" style:family="text">
      <style:text-properties fo:font-weight="normal" officeooo:rsid="0cd91049" style:font-weight-asian="normal" style:font-weight-complex="normal"/>
    </style:style>
    <style:style style:name="T56" style:family="text">
      <style:text-properties fo:font-weight="normal" officeooo:rsid="0ce6b0f1" style:font-weight-asian="normal" style:font-weight-complex="normal"/>
    </style:style>
    <style:style style:name="T57" style:family="text">
      <style:text-properties fo:font-weight="normal" officeooo:rsid="0cffda93" style:font-weight-asian="normal" style:font-weight-complex="normal"/>
    </style:style>
    <style:style style:name="T58" style:family="text">
      <style:text-properties fo:font-weight="normal" officeooo:rsid="0d001b55" style:font-weight-asian="normal" style:font-weight-complex="normal"/>
    </style:style>
    <style:style style:name="T59" style:family="text">
      <style:text-properties fo:font-weight="normal" officeooo:rsid="0d182812" style:font-weight-asian="normal" style:font-weight-complex="normal"/>
    </style:style>
    <style:style style:name="T60" style:family="text">
      <style:text-properties fo:font-weight="normal" officeooo:rsid="0d30fb35" style:font-weight-asian="normal" style:font-weight-complex="normal"/>
    </style:style>
    <style:style style:name="T61" style:family="text">
      <style:text-properties fo:font-weight="normal" officeooo:rsid="0d31e4e8" style:font-weight-asian="normal" style:font-weight-complex="normal"/>
    </style:style>
    <style:style style:name="T62" style:family="text">
      <style:text-properties fo:font-weight="normal" officeooo:rsid="0d41fb13" style:font-weight-asian="normal" style:font-weight-complex="normal"/>
    </style:style>
    <style:style style:name="T63" style:family="text">
      <style:text-properties fo:font-weight="normal" officeooo:rsid="0d446fdf" style:font-weight-asian="normal" style:font-weight-complex="normal"/>
    </style:style>
    <style:style style:name="T64" style:family="text">
      <style:text-properties fo:font-weight="normal" officeooo:rsid="0d4583f3" style:font-weight-asian="normal" style:font-weight-complex="normal"/>
    </style:style>
    <style:style style:name="T65" style:family="text">
      <style:text-properties fo:font-weight="normal" officeooo:rsid="0d470855" style:font-weight-asian="normal" style:font-weight-complex="normal"/>
    </style:style>
    <style:style style:name="T66" style:family="text">
      <style:text-properties fo:font-weight="normal" officeooo:rsid="0d4a38fd" style:font-weight-asian="normal" style:font-weight-complex="normal"/>
    </style:style>
    <style:style style:name="T67" style:family="text">
      <style:text-properties fo:font-weight="normal" officeooo:rsid="0d4dca26" style:font-weight-asian="normal" style:font-weight-complex="normal"/>
    </style:style>
    <style:style style:name="T68" style:family="text">
      <style:text-properties fo:font-weight="normal" officeooo:rsid="0d4f161d" style:font-weight-asian="normal" style:font-weight-complex="normal"/>
    </style:style>
    <style:style style:name="T69" style:family="text">
      <style:text-properties fo:font-weight="normal" officeooo:rsid="0d581406" style:font-weight-asian="normal" style:font-weight-complex="normal"/>
    </style:style>
    <style:style style:name="T70" style:family="text">
      <style:text-properties fo:font-weight="normal" officeooo:rsid="0d5a13d6" style:font-weight-asian="normal" style:font-weight-complex="normal"/>
    </style:style>
    <style:style style:name="T71" style:family="text">
      <style:text-properties fo:font-weight="normal" officeooo:rsid="0d8543fe" style:font-weight-asian="normal" style:font-weight-complex="normal"/>
    </style:style>
    <style:style style:name="T72" style:family="text">
      <style:text-properties fo:font-weight="normal" officeooo:rsid="0d9171ab" style:font-weight-asian="normal" style:font-weight-complex="normal"/>
    </style:style>
    <style:style style:name="T73" style:family="text">
      <style:text-properties fo:font-weight="normal" officeooo:rsid="0dd1d844" style:font-weight-asian="normal" style:font-weight-complex="normal"/>
    </style:style>
    <style:style style:name="T74" style:family="text">
      <style:text-properties fo:font-weight="normal" officeooo:rsid="0de165f2" style:font-weight-asian="normal" style:font-weight-complex="normal"/>
    </style:style>
    <style:style style:name="T75" style:family="text">
      <style:text-properties fo:font-weight="normal" officeooo:rsid="0dd83591" style:font-weight-asian="normal" style:font-weight-complex="normal"/>
    </style:style>
    <style:style style:name="T76" style:family="text">
      <style:text-properties fo:font-weight="normal" officeooo:rsid="0df51139" style:font-weight-asian="normal" style:font-weight-complex="normal"/>
    </style:style>
    <style:style style:name="T77" style:family="text">
      <style:text-properties fo:font-weight="normal" officeooo:rsid="0e053d55" style:font-weight-asian="normal" style:font-weight-complex="normal"/>
    </style:style>
    <style:style style:name="T78" style:family="text">
      <style:text-properties fo:font-weight="normal" officeooo:rsid="0e334599" style:font-weight-asian="normal" style:font-weight-complex="normal"/>
    </style:style>
    <style:style style:name="T79" style:family="text">
      <style:text-properties fo:font-weight="normal" officeooo:rsid="0e3461c7" style:font-weight-asian="normal" style:font-weight-complex="normal"/>
    </style:style>
    <style:style style:name="T80" style:family="text">
      <style:text-properties fo:font-weight="normal" officeooo:rsid="0e35db26" style:font-weight-asian="normal" style:font-weight-complex="normal"/>
    </style:style>
    <style:style style:name="T81" style:family="text">
      <style:text-properties fo:font-weight="normal" officeooo:rsid="0e37f923" style:font-weight-asian="normal" style:font-weight-complex="normal"/>
    </style:style>
    <style:style style:name="T82" style:family="text">
      <style:text-properties fo:font-weight="normal" officeooo:rsid="0e38f21e" style:font-weight-asian="normal" style:font-weight-complex="normal"/>
    </style:style>
    <style:style style:name="T83" style:family="text">
      <style:text-properties fo:font-weight="normal" officeooo:rsid="0e3c7ad2" style:font-weight-asian="normal" style:font-weight-complex="normal"/>
    </style:style>
    <style:style style:name="T84" style:family="text">
      <style:text-properties fo:font-weight="normal" officeooo:rsid="0e3efb2b" style:font-weight-asian="normal" style:font-weight-complex="normal"/>
    </style:style>
    <style:style style:name="T85" style:family="text">
      <style:text-properties fo:font-weight="normal" officeooo:rsid="0e42ad18" style:font-weight-asian="normal" style:font-weight-complex="normal"/>
    </style:style>
    <style:style style:name="T86" style:family="text">
      <style:text-properties fo:font-weight="normal" officeooo:rsid="0e431e8f" style:font-weight-asian="normal" style:font-weight-complex="normal"/>
    </style:style>
    <style:style style:name="T87" style:family="text">
      <style:text-properties fo:font-weight="normal" officeooo:rsid="0e5f1324" style:font-weight-asian="normal" style:font-weight-complex="normal"/>
    </style:style>
    <style:style style:name="T88" style:family="text">
      <style:text-properties fo:font-weight="normal" officeooo:rsid="0e76199e" style:font-weight-asian="normal" style:font-weight-complex="normal"/>
    </style:style>
    <style:style style:name="T89" style:family="text">
      <style:text-properties fo:font-weight="normal" officeooo:rsid="0e783b37" style:font-weight-asian="normal" style:font-weight-complex="normal"/>
    </style:style>
    <style:style style:name="T90" style:family="text">
      <style:text-properties fo:font-weight="normal" officeooo:rsid="0e852fa0" style:font-weight-asian="normal" style:font-weight-complex="normal"/>
    </style:style>
    <style:style style:name="T91" style:family="text">
      <style:text-properties fo:font-weight="normal" officeooo:rsid="0e86ef7f" style:font-weight-asian="normal" style:font-weight-complex="normal"/>
    </style:style>
    <style:style style:name="T92" style:family="text">
      <style:text-properties fo:font-weight="normal" officeooo:rsid="0e878ca9" style:font-weight-asian="normal" style:font-weight-complex="normal"/>
    </style:style>
    <style:style style:name="T93" style:family="text">
      <style:text-properties fo:font-weight="normal" officeooo:rsid="0e885eae" style:font-weight-asian="normal" style:font-weight-complex="normal"/>
    </style:style>
    <style:style style:name="T94" style:family="text">
      <style:text-properties fo:font-weight="normal" officeooo:rsid="0e8aa257" style:font-weight-asian="normal" style:font-weight-complex="normal"/>
    </style:style>
    <style:style style:name="T95" style:family="text">
      <style:text-properties fo:font-weight="normal" officeooo:rsid="0e8ac9c9" style:font-weight-asian="normal" style:font-weight-complex="normal"/>
    </style:style>
    <style:style style:name="T96" style:family="text">
      <style:text-properties fo:font-weight="normal" officeooo:rsid="0e8b9fce" style:font-weight-asian="normal" style:font-weight-complex="normal"/>
    </style:style>
    <style:style style:name="T97" style:family="text">
      <style:text-properties fo:font-weight="normal" officeooo:rsid="0e8ce19d" style:font-weight-asian="normal" style:font-weight-complex="normal"/>
    </style:style>
    <style:style style:name="T98" style:family="text">
      <style:text-properties fo:font-weight="normal" officeooo:rsid="0e8ea515" style:font-weight-asian="normal" style:font-weight-complex="normal"/>
    </style:style>
    <style:style style:name="T99" style:family="text">
      <style:text-properties fo:font-weight="normal" officeooo:rsid="0e90d190" style:font-weight-asian="normal" style:font-weight-complex="normal"/>
    </style:style>
    <style:style style:name="T100" style:family="text">
      <style:text-properties fo:font-weight="normal" officeooo:rsid="0e933086" style:font-weight-asian="normal" style:font-weight-complex="normal"/>
    </style:style>
    <style:style style:name="T101" style:family="text">
      <style:text-properties fo:font-weight="normal" officeooo:rsid="0e93325d" style:font-weight-asian="normal" style:font-weight-complex="normal"/>
    </style:style>
    <style:style style:name="T102" style:family="text">
      <style:text-properties fo:font-weight="normal" officeooo:rsid="0f1d41b7" style:font-weight-asian="normal" style:font-weight-complex="normal"/>
    </style:style>
    <style:style style:name="T103" style:family="text">
      <style:text-properties fo:font-weight="normal" officeooo:rsid="0f1e09a2" style:font-weight-asian="normal" style:font-weight-complex="normal"/>
    </style:style>
    <style:style style:name="T104" style:family="text">
      <style:text-properties fo:font-weight="normal" officeooo:rsid="0f244799" style:font-weight-asian="normal" style:font-weight-complex="normal"/>
    </style:style>
    <style:style style:name="T105" style:family="text">
      <style:text-properties fo:font-weight="normal" officeooo:rsid="0f287035" style:font-weight-asian="normal" style:font-weight-complex="normal"/>
    </style:style>
    <style:style style:name="T106" style:family="text">
      <style:text-properties fo:font-weight="normal" officeooo:rsid="0853aa48" style:font-weight-asian="normal" style:font-weight-complex="normal"/>
    </style:style>
    <style:style style:name="T107" style:family="text">
      <style:text-properties fo:font-weight="normal" officeooo:rsid="0c7a40c1" style:font-weight-asian="normal" style:font-weight-complex="normal"/>
    </style:style>
    <style:style style:name="T108" style:family="text">
      <style:text-properties fo:font-weight="normal" officeooo:rsid="0e5fd464" style:font-weight-asian="normal" style:font-weight-complex="normal"/>
    </style:style>
    <style:style style:name="T109" style:family="text">
      <style:text-properties fo:font-weight="normal" officeooo:rsid="0716bceb" style:font-weight-asian="normal" style:font-weight-complex="normal"/>
    </style:style>
    <style:style style:name="T110" style:family="text">
      <style:text-properties fo:font-weight="normal" officeooo:rsid="0a1f69e9" style:font-weight-asian="normal" style:font-weight-complex="normal"/>
    </style:style>
    <style:style style:name="T111" style:family="text">
      <style:text-properties fo:font-weight="normal" officeooo:rsid="0858d545" style:font-weight-asian="normal" style:font-weight-complex="normal"/>
    </style:style>
    <style:style style:name="T112" style:family="text">
      <style:text-properties fo:font-weight="normal" officeooo:rsid="0c95418f" style:font-weight-asian="normal" style:font-weight-complex="normal"/>
    </style:style>
    <style:style style:name="T113" style:family="text">
      <style:text-properties fo:font-weight="normal" officeooo:rsid="0859d664" style:font-weight-asian="normal" style:font-weight-complex="normal"/>
    </style:style>
    <style:style style:name="T114" style:family="text">
      <style:text-properties fo:font-weight="normal" officeooo:rsid="08568432" style:font-weight-asian="normal" style:font-weight-complex="normal"/>
    </style:style>
    <style:style style:name="T115" style:family="text">
      <style:text-properties fo:font-weight="normal" officeooo:rsid="085af688" style:font-weight-asian="normal" style:font-weight-complex="normal"/>
    </style:style>
    <style:style style:name="T116" style:family="text">
      <style:text-properties fo:font-weight="normal" officeooo:rsid="0c7bbcea" style:font-weight-asian="normal" style:font-weight-complex="normal"/>
    </style:style>
    <style:style style:name="T117" style:family="text">
      <style:text-properties fo:font-weight="normal" officeooo:rsid="0f4ca285" style:font-weight-asian="normal" style:font-weight-complex="normal"/>
    </style:style>
    <style:style style:name="T118" style:family="text">
      <style:text-properties fo:font-weight="normal" officeooo:rsid="0f4dfd06" style:font-weight-asian="normal" style:font-weight-complex="normal"/>
    </style:style>
    <style:style style:name="T119" style:family="text">
      <style:text-properties fo:font-weight="normal" officeooo:rsid="0f4e39bc" style:font-weight-asian="normal" style:font-weight-complex="normal"/>
    </style:style>
    <style:style style:name="T120" style:family="text">
      <style:text-properties fo:font-weight="normal" officeooo:rsid="0f8340c4" style:font-weight-asian="normal" style:font-weight-complex="normal"/>
    </style:style>
    <style:style style:name="T121" style:family="text">
      <style:text-properties fo:font-weight="normal" officeooo:rsid="0f89a064" style:font-weight-asian="normal" style:font-weight-complex="normal"/>
    </style:style>
    <style:style style:name="T122" style:family="text">
      <style:text-properties fo:font-weight="normal" officeooo:rsid="0fc70dff" style:font-weight-asian="normal" style:font-weight-complex="normal"/>
    </style:style>
    <style:style style:name="T123" style:family="text">
      <style:text-properties fo:font-weight="normal" officeooo:rsid="0fe9be25" style:font-weight-asian="normal" style:font-weight-complex="normal"/>
    </style:style>
    <style:style style:name="T124" style:family="text">
      <style:text-properties fo:font-weight="normal" officeooo:rsid="0ff20b0d" style:font-weight-asian="normal" style:font-weight-complex="normal"/>
    </style:style>
    <style:style style:name="T125" style:family="text">
      <style:text-properties fo:font-weight="normal" officeooo:rsid="0ff479ea" style:font-weight-asian="normal" style:font-weight-complex="normal"/>
    </style:style>
    <style:style style:name="T126" style:family="text">
      <style:text-properties fo:font-weight="normal" officeooo:rsid="0ff65d74" style:font-weight-asian="normal" style:font-weight-complex="normal"/>
    </style:style>
    <style:style style:name="T127" style:family="text">
      <style:text-properties fo:font-weight="normal" officeooo:rsid="0ff971bd" style:font-weight-asian="normal" style:font-weight-complex="normal"/>
    </style:style>
    <style:style style:name="T128" style:family="text">
      <style:text-properties fo:font-weight="normal" officeooo:rsid="0ffa0876" style:font-weight-asian="normal" style:font-weight-complex="normal"/>
    </style:style>
    <style:style style:name="T129" style:family="text">
      <style:text-properties fo:font-weight="normal" officeooo:rsid="0ffac496" style:font-weight-asian="normal" style:font-weight-complex="normal"/>
    </style:style>
    <style:style style:name="T130" style:family="text">
      <style:text-properties fo:font-weight="normal" officeooo:rsid="070693ee" style:font-weight-asian="normal" style:font-weight-complex="normal"/>
    </style:style>
    <style:style style:name="T131" style:family="text">
      <style:text-properties fo:font-weight="normal" officeooo:rsid="1127180b" style:font-weight-asian="normal" style:font-weight-complex="normal"/>
    </style:style>
    <style:style style:name="T132" style:family="text">
      <style:text-properties fo:font-weight="normal" officeooo:rsid="1127ddf8" style:font-weight-asian="normal" style:font-weight-complex="normal"/>
    </style:style>
    <style:style style:name="T133" style:family="text">
      <style:text-properties fo:font-weight="normal" officeooo:rsid="1129fac5" style:font-weight-asian="normal" style:font-weight-complex="normal"/>
    </style:style>
    <style:style style:name="T134" style:family="text">
      <style:text-properties fo:font-weight="normal" officeooo:rsid="02f842e5" style:font-weight-asian="normal" style:font-weight-complex="normal"/>
    </style:style>
    <style:style style:name="T135" style:family="text">
      <style:text-properties fo:font-weight="normal" officeooo:rsid="0237dc93" style:font-weight-asian="normal" style:font-weight-complex="normal"/>
    </style:style>
    <style:style style:name="T136" style:family="text">
      <style:text-properties fo:font-weight="normal" officeooo:rsid="0acae6d2" style:font-weight-asian="normal" style:font-weight-complex="normal"/>
    </style:style>
    <style:style style:name="T137" style:family="text">
      <style:text-properties fo:font-weight="normal" officeooo:rsid="0d756b32" style:font-weight-asian="normal" style:font-weight-complex="normal"/>
    </style:style>
    <style:style style:name="T138" style:family="text">
      <style:text-properties fo:font-weight="normal" officeooo:rsid="02f68621" style:font-weight-asian="normal" style:font-weight-complex="normal"/>
    </style:style>
    <style:style style:name="T139" style:family="text">
      <style:text-properties fo:font-weight="normal" officeooo:rsid="025497f3" style:font-weight-asian="normal" style:font-weight-complex="normal"/>
    </style:style>
    <style:style style:name="T140" style:family="text">
      <style:text-properties fo:font-weight="normal" officeooo:rsid="0acc4aec" style:font-weight-asian="normal" style:font-weight-complex="normal"/>
    </style:style>
    <style:style style:name="T141" style:family="text">
      <style:text-properties fo:font-weight="normal" officeooo:rsid="0e61f6ba" style:font-weight-asian="normal" style:font-weight-complex="normal"/>
    </style:style>
    <style:style style:name="T142" style:family="text">
      <style:text-properties fo:font-weight="normal" officeooo:rsid="0ace9381" style:font-weight-asian="normal" style:font-weight-complex="normal"/>
    </style:style>
    <style:style style:name="T143" style:family="text">
      <style:text-properties fo:font-weight="normal" officeooo:rsid="0acdd45c" style:font-weight-asian="normal" style:font-weight-complex="normal"/>
    </style:style>
    <style:style style:name="T144" style:family="text">
      <style:text-properties fo:font-weight="normal" officeooo:rsid="0acff9dd" style:font-weight-asian="normal" style:font-weight-complex="normal"/>
    </style:style>
    <style:style style:name="T145" style:family="text">
      <style:text-properties fo:font-weight="normal" officeooo:rsid="0ace56f9" style:font-weight-asian="normal" style:font-weight-complex="normal"/>
    </style:style>
    <style:style style:name="T146" style:family="text">
      <style:text-properties fo:font-weight="normal" officeooo:rsid="0e62686e" style:font-weight-asian="normal" style:font-weight-complex="normal"/>
    </style:style>
    <style:style style:name="T147" style:family="text">
      <style:text-properties fo:font-weight="normal" officeooo:rsid="0e630dea" style:font-weight-asian="normal" style:font-weight-complex="normal"/>
    </style:style>
    <style:style style:name="T148" style:family="text">
      <style:text-properties fo:font-weight="normal" officeooo:rsid="1160d1ea" style:font-weight-asian="normal" style:font-weight-complex="normal"/>
    </style:style>
    <style:style style:name="T149" style:family="text">
      <style:text-properties fo:font-weight="normal" officeooo:rsid="11676f64" style:font-weight-asian="normal" style:font-weight-complex="normal"/>
    </style:style>
    <style:style style:name="T150" style:family="text">
      <style:text-properties fo:font-weight="normal" officeooo:rsid="1168910a" style:font-weight-asian="normal" style:font-weight-complex="normal"/>
    </style:style>
    <style:style style:name="T151" style:family="text">
      <style:text-properties fo:font-weight="normal" officeooo:rsid="0ecc27a1" style:font-weight-asian="normal" style:font-weight-complex="normal"/>
    </style:style>
    <style:style style:name="T152" style:family="text">
      <style:text-properties fo:font-weight="normal" officeooo:rsid="10714aef" style:font-weight-asian="normal" style:font-weight-complex="normal"/>
    </style:style>
    <style:style style:name="T153" style:family="text">
      <style:text-properties fo:font-weight="normal" officeooo:rsid="10ed466a" style:font-weight-asian="normal" style:font-weight-complex="normal"/>
    </style:style>
    <style:style style:name="T154" style:family="text">
      <style:text-properties fo:font-weight="normal" officeooo:rsid="10ee2afd" style:font-weight-asian="normal" style:font-weight-complex="normal"/>
    </style:style>
    <style:style style:name="T155" style:family="text">
      <style:text-properties fo:font-weight="normal" officeooo:rsid="0ed2c892" style:font-weight-asian="normal" style:font-weight-complex="normal"/>
    </style:style>
    <style:style style:name="T156" style:family="text">
      <style:text-properties fo:font-weight="normal" officeooo:rsid="0ed7542d" style:font-weight-asian="normal" style:font-weight-complex="normal"/>
    </style:style>
    <style:style style:name="T157" style:family="text">
      <style:text-properties fo:font-weight="normal" officeooo:rsid="0ed7c409" style:font-weight-asian="normal" style:font-weight-complex="normal"/>
    </style:style>
    <style:style style:name="T158" style:family="text">
      <style:text-properties fo:font-weight="normal" officeooo:rsid="0eddd76e" style:font-weight-asian="normal" style:font-weight-complex="normal"/>
    </style:style>
    <style:style style:name="T159" style:family="text">
      <style:text-properties fo:font-weight="normal" officeooo:rsid="1179c035" style:font-weight-asian="normal" style:font-weight-complex="normal"/>
    </style:style>
    <style:style style:name="T160" style:family="text">
      <style:text-properties fo:font-weight="normal" officeooo:rsid="117bd33a" style:font-weight-asian="normal" style:font-weight-complex="normal"/>
    </style:style>
    <style:style style:name="T161" style:family="text">
      <style:text-properties fo:font-weight="normal" officeooo:rsid="117dc8bf" style:font-weight-asian="normal" style:font-weight-complex="normal"/>
    </style:style>
    <style:style style:name="T162" style:family="text">
      <style:text-properties fo:font-weight="normal" officeooo:rsid="117ff855" style:font-weight-asian="normal" style:font-weight-complex="normal"/>
    </style:style>
    <style:style style:name="T163" style:family="text">
      <style:text-properties fo:font-weight="normal" officeooo:rsid="118183bf" style:font-weight-asian="normal" style:font-weight-complex="normal"/>
    </style:style>
    <style:style style:name="T164" style:family="text">
      <style:text-properties fo:font-weight="normal" officeooo:rsid="118af9c5" style:font-weight-asian="normal" style:font-weight-complex="normal"/>
    </style:style>
    <style:style style:name="T165" style:family="text">
      <style:text-properties fo:font-weight="normal" officeooo:rsid="11996d37" style:font-weight-asian="normal" style:font-weight-complex="normal"/>
    </style:style>
    <style:style style:name="T166" style:family="text">
      <style:text-properties fo:font-weight="normal" officeooo:rsid="11a2ba0a" style:font-weight-asian="normal" style:font-weight-complex="normal"/>
    </style:style>
    <style:style style:name="T167" style:family="text">
      <style:text-properties fo:font-weight="normal" officeooo:rsid="11a2dae4" style:font-weight-asian="normal" style:font-weight-complex="normal"/>
    </style:style>
    <style:style style:name="T168" style:family="text">
      <style:text-properties fo:font-weight="normal" officeooo:rsid="11a8a5fd" style:font-weight-asian="normal" style:font-weight-complex="normal"/>
    </style:style>
    <style:style style:name="T169" style:family="text">
      <style:text-properties fo:font-weight="normal" officeooo:rsid="11cdb626" style:font-weight-asian="normal" style:font-weight-complex="normal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officeooo:rsid="0b5a5c7f" style:font-style-asian="italic" style:font-style-complex="italic"/>
    </style:style>
    <style:style style:name="T172" style:family="text">
      <style:text-properties fo:font-style="italic" officeooo:rsid="0278b763" style:font-style-asian="italic" style:font-style-complex="italic"/>
    </style:style>
    <style:style style:name="T173" style:family="text">
      <style:text-properties fo:font-style="italic" officeooo:rsid="028b168c" style:font-style-asian="italic" style:font-style-complex="italic"/>
    </style:style>
    <style:style style:name="T174" style:family="text">
      <style:text-properties fo:font-style="italic" officeooo:rsid="0291b3ef" style:font-style-asian="italic" style:font-style-complex="italic"/>
    </style:style>
    <style:style style:name="T175" style:family="text">
      <style:text-properties fo:font-style="italic" officeooo:rsid="0dd83591" style:font-style-asian="italic" style:font-style-complex="italic"/>
    </style:style>
    <style:style style:name="T176" style:family="text">
      <style:text-properties fo:font-style="italic" officeooo:rsid="02f842e5" style:font-style-asian="italic" style:font-style-complex="italic"/>
    </style:style>
    <style:style style:name="T17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8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179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180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181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182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fo:font-style="normal" officeooo:rsid="027a31ad" style:font-style-asian="normal" style:font-style-complex="normal"/>
    </style:style>
    <style:style style:name="T185" style:family="text">
      <style:text-properties fo:font-style="normal" officeooo:rsid="027b4658" style:font-style-asian="normal" style:font-style-complex="normal"/>
    </style:style>
    <style:style style:name="T186" style:family="text">
      <style:text-properties fo:font-style="normal" officeooo:rsid="0291b3ef" style:font-style-asian="normal" style:font-style-complex="normal"/>
    </style:style>
    <style:style style:name="T187" style:family="text">
      <style:text-properties fo:font-style="normal" officeooo:rsid="06a0b570" style:font-style-asian="normal" style:font-style-complex="normal"/>
    </style:style>
    <style:style style:name="T188" style:family="text">
      <style:text-properties fo:font-style="normal" officeooo:rsid="06a0cdc4" style:font-style-asian="normal" style:font-style-complex="normal"/>
    </style:style>
    <style:style style:name="T189" style:family="text">
      <style:text-properties fo:font-style="normal" officeooo:rsid="06a10196" style:font-style-asian="normal" style:font-style-complex="normal"/>
    </style:style>
    <style:style style:name="T190" style:family="text">
      <style:text-properties fo:font-style="normal" officeooo:rsid="0dd83591" style:font-style-asian="normal" style:font-style-complex="normal"/>
    </style:style>
    <style:style style:name="T191" style:family="text">
      <style:text-properties fo:font-style="normal" officeooo:rsid="0760cff9" style:font-style-asian="normal" style:font-style-complex="normal"/>
    </style:style>
    <style:style style:name="T192" style:family="text">
      <style:text-properties fo:font-style="normal" officeooo:rsid="1160d1ea" style:font-style-asian="normal" style:font-style-complex="normal"/>
    </style:style>
    <style:style style:name="T193" style:family="text">
      <style:text-properties fo:font-style="normal" officeooo:rsid="11614087" style:font-style-asian="normal" style:font-style-complex="normal"/>
    </style:style>
    <style:style style:name="T194" style:family="text">
      <style:text-properties fo:font-style="normal" officeooo:rsid="0c85667e" style:font-style-asian="normal" style:font-style-complex="normal"/>
    </style:style>
    <style:style style:name="T1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fbd881c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110519f4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1107088f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110a67b3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7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officeooo:rsid="1040ef0c" style:font-style-asian="normal" style:font-style-complex="normal"/>
    </style:style>
    <style:style style:name="T287" style:family="text">
      <style:text-properties fo:font-style="normal" style:text-underline-style="none" officeooo:rsid="10423a2f" style:font-style-asian="normal" style:font-style-complex="normal"/>
    </style:style>
    <style:style style:name="T288" style:family="text">
      <style:text-properties style:font-name="Sans-serif" fo:font-weight="normal" style:font-weight-asian="normal" style:font-weight-complex="normal"/>
    </style:style>
    <style:style style:name="T289" style:family="text">
      <style:text-properties style:font-name="Sans-serif" fo:font-weight="normal" officeooo:rsid="077070cb" style:font-weight-asian="normal" style:font-weight-complex="normal"/>
    </style:style>
    <style:style style:name="T290" style:family="text">
      <style:text-properties style:font-name="Sans-serif" fo:font-weight="normal" officeooo:rsid="0771f9c5" style:font-weight-asian="normal" style:font-weight-complex="normal"/>
    </style:style>
    <style:style style:name="T291" style:family="text">
      <style:text-properties style:font-name="Sans-serif" fo:font-weight="normal" officeooo:rsid="085bc3a8" style:font-weight-asian="normal" style:font-weight-complex="normal"/>
    </style:style>
    <style:style style:name="T292" style:family="text">
      <style:text-properties style:font-name="Sans-serif" fo:font-weight="normal" officeooo:rsid="076cbfaa" style:font-weight-asian="normal" style:font-weight-complex="normal"/>
    </style:style>
    <style:style style:name="T293" style:family="text">
      <style:text-properties style:font-name="Sans-serif" fo:font-weight="normal" officeooo:rsid="0782aa9e" style:font-weight-asian="normal" style:font-weight-complex="normal"/>
    </style:style>
    <style:style style:name="T294" style:family="text">
      <style:text-properties style:font-name="Sans-serif" fo:font-weight="normal" officeooo:rsid="08238c6e" style:font-weight-asian="normal" style:font-weight-complex="normal"/>
    </style:style>
    <style:style style:name="T295" style:family="text">
      <style:text-properties style:font-name="Sans-serif" fo:font-weight="normal" officeooo:rsid="085da823" style:font-weight-asian="normal" style:font-weight-complex="normal"/>
    </style:style>
    <style:style style:name="T296" style:family="text">
      <style:text-properties style:font-name="Sans-serif" fo:font-weight="normal" officeooo:rsid="0ab0d59d" style:font-weight-asian="normal" style:font-weight-complex="normal"/>
    </style:style>
    <style:style style:name="T297" style:family="text">
      <style:text-properties style:font-name="Sans-serif" fo:font-weight="normal" officeooo:rsid="0b6a5b4c" style:font-weight-asian="normal" style:font-weight-complex="normal"/>
    </style:style>
    <style:style style:name="T298" style:family="text">
      <style:text-properties style:font-name="Sans-serif" fo:font-weight="normal" officeooo:rsid="0b7c9f43" style:font-weight-asian="normal" style:font-weight-complex="normal"/>
    </style:style>
    <style:style style:name="T299" style:family="text">
      <style:text-properties style:font-name="Sans-serif" fo:font-weight="normal" officeooo:rsid="0f05660c" style:font-weight-asian="normal" style:font-weight-complex="normal"/>
    </style:style>
    <style:style style:name="T300" style:family="text">
      <style:text-properties style:font-name="Sans-serif" fo:font-weight="normal" officeooo:rsid="0f0ef12d" style:font-weight-asian="normal" style:font-weight-complex="normal"/>
    </style:style>
    <style:style style:name="T301" style:family="text">
      <style:text-properties style:font-name="Sans-serif" fo:font-weight="normal" officeooo:rsid="0f198ee9" style:font-weight-asian="normal" style:font-weight-complex="normal"/>
    </style:style>
    <style:style style:name="T302" style:family="text">
      <style:text-properties style:font-name="Sans-serif" fo:font-weight="normal" officeooo:rsid="0f47d742" style:font-weight-asian="normal" style:font-weight-complex="normal"/>
    </style:style>
    <style:style style:name="T303" style:family="text">
      <style:text-properties style:font-name="Sans-serif" fo:font-weight="normal" officeooo:rsid="0f644487" style:font-weight-asian="normal" style:font-weight-complex="normal"/>
    </style:style>
    <style:style style:name="T304" style:family="text">
      <style:text-properties style:font-name="Sans-serif" fo:font-weight="normal" officeooo:rsid="0f8db59d" style:font-weight-asian="normal" style:font-weight-complex="normal"/>
    </style:style>
    <style:style style:name="T305" style:family="text">
      <style:text-properties style:font-name="Sans-serif" fo:font-weight="normal" officeooo:rsid="0fa3ab90" style:font-weight-asian="normal" style:font-weight-complex="normal"/>
    </style:style>
    <style:style style:name="T306" style:family="text">
      <style:text-properties style:font-name="Sans-serif" fo:font-weight="normal" officeooo:rsid="0facd356" style:font-weight-asian="normal" style:font-weight-complex="normal"/>
    </style:style>
    <style:style style:name="T307" style:family="text">
      <style:text-properties style:font-name="Sans-serif" fo:font-weight="normal" officeooo:rsid="0fadd254" style:font-weight-asian="normal" style:font-weight-complex="normal"/>
    </style:style>
    <style:style style:name="T308" style:family="text">
      <style:text-properties style:font-name="Sans-serif" fo:font-weight="normal" officeooo:rsid="0fb64b06" style:font-weight-asian="normal" style:font-weight-complex="normal"/>
    </style:style>
    <style:style style:name="T309" style:family="text">
      <style:text-properties style:font-name="Sans-serif" fo:font-weight="normal" officeooo:rsid="0fd302ab" style:font-weight-asian="normal" style:font-weight-complex="normal"/>
    </style:style>
    <style:style style:name="T310" style:family="text">
      <style:text-properties style:font-name="Sans-serif" fo:font-weight="normal" officeooo:rsid="0fe135a2" style:font-weight-asian="normal" style:font-weight-complex="normal"/>
    </style:style>
    <style:style style:name="T311" style:family="text">
      <style:text-properties style:font-name="Sans-serif" fo:font-weight="normal" officeooo:rsid="0fef04b4" style:font-weight-asian="normal" style:font-weight-complex="normal"/>
    </style:style>
    <style:style style:name="T312" style:family="text">
      <style:text-properties style:font-name="Sans-serif" fo:font-weight="normal" officeooo:rsid="101af92b" style:font-weight-asian="normal" style:font-weight-complex="normal"/>
    </style:style>
    <style:style style:name="T313" style:family="text">
      <style:text-properties style:font-name="Sans-serif" fo:font-weight="normal" officeooo:rsid="103b41df" style:font-weight-asian="normal" style:font-weight-complex="normal"/>
    </style:style>
    <style:style style:name="T314" style:family="text">
      <style:text-properties style:font-name="Sans-serif" fo:font-weight="normal" officeooo:rsid="1043ff7d" style:font-weight-asian="normal" style:font-weight-complex="normal"/>
    </style:style>
    <style:style style:name="T315" style:family="text">
      <style:text-properties style:font-name="Sans-serif" fo:font-weight="normal" officeooo:rsid="10492986" style:font-weight-asian="normal" style:font-weight-complex="normal"/>
    </style:style>
    <style:style style:name="T316" style:family="text">
      <style:text-properties style:font-name="Sans-serif" fo:font-weight="normal" officeooo:rsid="10493ae8" style:font-weight-asian="normal" style:font-weight-complex="normal"/>
    </style:style>
    <style:style style:name="T317" style:family="text">
      <style:text-properties style:font-name="Sans-serif" fo:font-weight="normal" officeooo:rsid="1055167b" style:font-weight-asian="normal" style:font-weight-complex="normal"/>
    </style:style>
    <style:style style:name="T318" style:family="text">
      <style:text-properties style:font-name="Sans-serif" fo:font-weight="normal" officeooo:rsid="0ce7dee6" style:font-weight-asian="normal" style:font-weight-complex="normal"/>
    </style:style>
    <style:style style:name="T319" style:family="text">
      <style:text-properties style:font-name="Sans-serif" fo:font-weight="normal" officeooo:rsid="1087afe8" style:font-weight-asian="normal" style:font-weight-complex="normal"/>
    </style:style>
    <style:style style:name="T320" style:family="text">
      <style:text-properties style:font-name="Sans-serif" fo:font-weight="normal" officeooo:rsid="0e794ccd" style:font-weight-asian="normal" style:font-weight-complex="normal"/>
    </style:style>
    <style:style style:name="T321" style:family="text">
      <style:text-properties style:font-name="Sans-serif" fo:font-weight="normal" officeooo:rsid="0d02cda6" style:font-weight-asian="normal" style:font-weight-complex="normal"/>
    </style:style>
    <style:style style:name="T322" style:family="text">
      <style:text-properties style:font-name="Sans-serif" fo:font-weight="normal" officeooo:rsid="0d02b9da" style:font-weight-asian="normal" style:font-weight-complex="normal"/>
    </style:style>
    <style:style style:name="T323" style:family="text">
      <style:text-properties style:font-name="Sans-serif" fo:font-weight="normal" officeooo:rsid="10908352" style:font-weight-asian="normal" style:font-weight-complex="normal"/>
    </style:style>
    <style:style style:name="T324" style:family="text">
      <style:text-properties style:font-name="Sans-serif" fo:font-weight="normal" officeooo:rsid="10a174e4" style:font-weight-asian="normal" style:font-weight-complex="normal"/>
    </style:style>
    <style:style style:name="T325" style:family="text">
      <style:text-properties style:font-name="Sans-serif" fo:font-weight="normal" officeooo:rsid="10a680ef" style:font-weight-asian="normal" style:font-weight-complex="normal"/>
    </style:style>
    <style:style style:name="T326" style:family="text">
      <style:text-properties style:font-name="Sans-serif" fo:font-weight="normal" officeooo:rsid="10ab4ae2" style:font-weight-asian="normal" style:font-weight-complex="normal"/>
    </style:style>
    <style:style style:name="T327" style:family="text">
      <style:text-properties style:font-name="Sans-serif" fo:font-weight="normal" officeooo:rsid="10ae7790" style:font-weight-asian="normal" style:font-weight-complex="normal"/>
    </style:style>
    <style:style style:name="T328" style:family="text">
      <style:text-properties style:font-name="Sans-serif" fo:font-weight="normal" officeooo:rsid="10b1d9c0" style:font-weight-asian="normal" style:font-weight-complex="normal"/>
    </style:style>
    <style:style style:name="T329" style:family="text">
      <style:text-properties style:font-name="Sans-serif" fo:font-weight="normal" officeooo:rsid="10c42ae6" style:font-weight-asian="normal" style:font-weight-complex="normal"/>
    </style:style>
    <style:style style:name="T330" style:family="text">
      <style:text-properties style:font-name="Sans-serif" fo:font-weight="normal" officeooo:rsid="10c4c15f" style:font-weight-asian="normal" style:font-weight-complex="normal"/>
    </style:style>
    <style:style style:name="T331" style:family="text">
      <style:text-properties style:font-name="Sans-serif" fo:font-weight="normal" officeooo:rsid="10c53ef3" style:font-weight-asian="normal" style:font-weight-complex="normal"/>
    </style:style>
    <style:style style:name="T332" style:family="text">
      <style:text-properties style:font-name="Sans-serif" fo:font-weight="normal" officeooo:rsid="10c87cd2" style:font-weight-asian="normal" style:font-weight-complex="normal"/>
    </style:style>
    <style:style style:name="T333" style:family="text">
      <style:text-properties style:font-name="Sans-serif" fo:font-weight="normal" officeooo:rsid="10ca1b20" style:font-weight-asian="normal" style:font-weight-complex="normal"/>
    </style:style>
    <style:style style:name="T334" style:family="text">
      <style:text-properties style:font-name="Sans-serif" fo:font-weight="normal" officeooo:rsid="10cb4b01" style:font-weight-asian="normal" style:font-weight-complex="normal"/>
    </style:style>
    <style:style style:name="T335" style:family="text">
      <style:text-properties style:font-name="Sans-serif" fo:font-weight="normal" officeooo:rsid="0f8e712c" style:font-weight-asian="normal" style:font-weight-complex="normal"/>
    </style:style>
    <style:style style:name="T336" style:family="text">
      <style:text-properties style:font-name="Sans-serif" fo:font-weight="normal" officeooo:rsid="10d0d04c" style:font-weight-asian="normal" style:font-weight-complex="normal"/>
    </style:style>
    <style:style style:name="T337" style:family="text">
      <style:text-properties style:font-name="Sans-serif" fo:font-weight="normal" officeooo:rsid="10feb243" style:font-weight-asian="normal" style:font-weight-complex="normal"/>
    </style:style>
    <style:style style:name="T338" style:family="text">
      <style:text-properties style:font-name="Sans-serif" fo:font-weight="normal" officeooo:rsid="11010a48" style:font-weight-asian="normal" style:font-weight-complex="normal"/>
    </style:style>
    <style:style style:name="T339" style:family="text">
      <style:text-properties style:font-name="Sans-serif" fo:font-weight="normal" officeooo:rsid="11b33239" style:font-weight-asian="normal" style:font-weight-complex="normal"/>
    </style:style>
    <style:style style:name="T340" style:family="text">
      <style:text-properties style:font-name="Sans-serif" fo:font-weight="normal" officeooo:rsid="11d55aa3" style:font-weight-asian="normal" style:font-weight-complex="normal"/>
    </style:style>
    <style:style style:name="T341" style:family="text">
      <style:text-properties style:font-name="Sans-serif" fo:font-weight="normal" officeooo:rsid="11d74a93" style:font-weight-asian="normal" style:font-weight-complex="normal"/>
    </style:style>
    <style:style style:name="T342" style:family="text">
      <style:text-properties style:font-name="Sans-serif" fo:font-weight="normal" officeooo:rsid="11d842ef" style:font-weight-asian="normal" style:font-weight-complex="normal"/>
    </style:style>
    <style:style style:name="T343" style:family="text">
      <style:text-properties style:font-name="Sans-serif" fo:font-weight="bold" style:font-weight-asian="bold" style:font-weight-complex="bold"/>
    </style:style>
    <style:style style:name="T344" style:family="text">
      <style:text-properties style:font-name="Sans-serif" fo:font-weight="bold" officeooo:rsid="1017ce43" style:font-weight-asian="bold" style:font-weight-complex="bold"/>
    </style:style>
    <style:style style:name="T345" style:family="text">
      <style:text-properties style:font-name="Sans-serif" fo:font-weight="bold" officeooo:rsid="1087afe8" style:font-weight-asian="bold" style:font-weight-complex="bold"/>
    </style:style>
    <style:style style:name="T346" style:family="text">
      <style:text-properties style:font-name="Sans-serif" fo:font-weight="bold" officeooo:rsid="108bbc39" style:font-weight-asian="bold" style:font-weight-complex="bold"/>
    </style:style>
    <style:style style:name="T347" style:family="text">
      <style:text-properties style:font-name="Sans-serif" fo:font-weight="bold" officeooo:rsid="0ce7dee6" style:font-weight-asian="bold" style:font-weight-complex="bold"/>
    </style:style>
    <style:style style:name="T348" style:family="text">
      <style:text-properties style:font-name="Sans-serif" fo:font-weight="bold" officeooo:rsid="10a9210f" style:font-weight-asian="bold" style:font-weight-complex="bold"/>
    </style:style>
    <style:style style:name="T349" style:family="text">
      <style:text-properties style:font-name="Sans-serif" fo:font-weight="bold" officeooo:rsid="10ab4ae2" style:font-weight-asian="bold" style:font-weight-complex="bold"/>
    </style:style>
    <style:style style:name="T350" style:family="text">
      <style:text-properties style:font-name="Sans-serif" fo:font-weight="bold" officeooo:rsid="0d517e3f" style:font-weight-asian="bold" style:font-weight-complex="bold"/>
    </style:style>
    <style:style style:name="T351" style:family="text">
      <style:text-properties style:font-name="Sans-serif" fo:font-weight="bold" officeooo:rsid="0fc2cd2d" style:font-weight-asian="bold" style:font-weight-complex="bold"/>
    </style:style>
    <style:style style:name="T352" style:family="text">
      <style:text-properties style:font-name="Sans-serif" fo:font-weight="bold" officeooo:rsid="0f8e712c" style:font-weight-asian="bold" style:font-weight-complex="bold"/>
    </style:style>
    <style:style style:name="T353" style:family="text">
      <style:text-properties style:font-name="Sans-serif" fo:font-weight="bold" officeooo:rsid="10ca1b20" style:font-weight-asian="bold" style:font-weight-complex="bold"/>
    </style:style>
    <style:style style:name="T354" style:family="text">
      <style:text-properties style:font-name="Sans-serif" fo:font-weight="bold" officeooo:rsid="1188ee14" style:font-weight-asian="bold" style:font-weight-complex="bold"/>
    </style:style>
    <style:style style:name="T355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56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57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358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359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360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1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6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63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4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65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66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67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68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9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0" style:family="text">
      <style:text-properties style:font-name="Sans-serif" style:text-underline-style="none" fo:font-weight="bold" style:font-weight-asian="bold" style:font-weight-complex="bold"/>
    </style:style>
    <style:style style:name="T371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72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73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style:font-name="Sans-serif" fo:font-size="9pt" fo:font-style="normal" style:text-underline-style="none" fo:font-weight="normal" officeooo:rsid="0f8e712c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style:font-name="Sans-serif" fo:font-size="9pt" fo:font-style="normal" fo:font-weight="normal" officeooo:rsid="11b8afb2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387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388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389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390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391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392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393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394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395" style:family="text">
      <style:text-properties style:font-name="Sans-serif" fo:font-size="9pt" fo:font-weight="normal" officeooo:rsid="10ca1b20" style:font-size-asian="9pt" style:font-weight-asian="normal" style:font-size-complex="9pt" style:font-weight-complex="normal"/>
    </style:style>
    <style:style style:name="T396" style:family="text">
      <style:text-properties fo:font-size="9pt" fo:font-weight="normal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10083752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117f8889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45" style:family="text">
      <style:text-properties fo:font-size="9pt" style:font-size-asian="9pt" style:font-size-complex="9pt"/>
    </style:style>
    <style:style style:name="T446" style:family="text">
      <style:text-properties fo:font-size="9pt" officeooo:rsid="0954d4dc" style:font-size-asian="9pt" style:font-size-complex="9pt"/>
    </style:style>
    <style:style style:name="T44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00f4abb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011ef37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0139eb6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07a34a7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112ca21d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style:font-size-asian="9pt" style:font-style-asian="normal" style:font-size-complex="9pt" style:font-style-complex="normal"/>
    </style:style>
    <style:style style:name="T554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55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56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57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58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59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60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61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562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563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564" style:family="text">
      <style:text-properties fo:font-size="9pt" fo:font-style="normal" officeooo:rsid="11bff810" style:font-size-asian="9pt" style:font-style-asian="normal" style:font-size-complex="9pt" style:font-style-complex="normal"/>
    </style:style>
    <style:style style:name="T565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66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8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9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00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1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602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603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4" style:family="text">
      <style:text-properties fo:font-size="9pt" fo:font-style="italic" style:font-size-asian="9pt" style:font-style-asian="italic" style:font-size-complex="9pt" style:font-style-complex="italic"/>
    </style:style>
    <style:style style:name="T605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06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07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08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09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10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1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2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13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14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15" style:family="text">
      <style:text-properties officeooo:rsid="070693ee"/>
    </style:style>
    <style:style style:name="T6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7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18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19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0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1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24" style:family="text">
      <style:text-properties style:text-underline-style="none" fo:font-weight="normal" style:font-weight-asian="normal" style:font-weight-complex="normal"/>
    </style:style>
    <style:style style:name="T625" style:family="text">
      <style:text-properties style:text-underline-style="none" fo:font-weight="normal" officeooo:rsid="0b9e39c7" style:font-weight-asian="normal" style:font-weight-complex="normal"/>
    </style:style>
    <style:style style:name="T626" style:family="text">
      <style:text-properties style:text-underline-style="none" fo:font-weight="normal" officeooo:rsid="0ba0030d" style:font-weight-asian="normal" style:font-weight-complex="normal"/>
    </style:style>
    <style:style style:name="T627" style:family="text">
      <style:text-properties style:text-underline-style="none" fo:font-weight="normal" officeooo:rsid="0ba3f5ac" style:font-weight-asian="normal" style:font-weight-complex="normal"/>
    </style:style>
    <style:style style:name="T628" style:family="text">
      <style:text-properties style:text-underline-style="none" fo:font-weight="normal" officeooo:rsid="0ba816f6" style:font-weight-asian="normal" style:font-weight-complex="normal"/>
    </style:style>
    <style:style style:name="T629" style:family="text">
      <style:text-properties style:text-underline-style="none" fo:font-weight="normal" officeooo:rsid="0ba82d9a" style:font-weight-asian="normal" style:font-weight-complex="normal"/>
    </style:style>
    <style:style style:name="T630" style:family="text">
      <style:text-properties style:text-underline-style="none" fo:font-weight="normal" officeooo:rsid="0bceaf70" style:font-weight-asian="normal" style:font-weight-complex="normal"/>
    </style:style>
    <style:style style:name="T631" style:family="text">
      <style:text-properties style:text-underline-style="none" fo:font-weight="normal" officeooo:rsid="0c0ce766" style:font-weight-asian="normal" style:font-weight-complex="normal"/>
    </style:style>
    <style:style style:name="T632" style:family="text">
      <style:text-properties style:text-underline-style="none" fo:font-weight="normal" officeooo:rsid="0c5378d7" style:font-weight-asian="normal" style:font-weight-complex="normal"/>
    </style:style>
    <style:style style:name="T633" style:family="text">
      <style:text-properties style:text-underline-style="none" fo:font-weight="normal" officeooo:rsid="0ca983be" style:font-weight-asian="normal" style:font-weight-complex="normal"/>
    </style:style>
    <style:style style:name="T634" style:family="text">
      <style:text-properties style:text-underline-style="none" fo:font-weight="normal" officeooo:rsid="0cbe8fa9" style:font-weight-asian="normal" style:font-weight-complex="normal"/>
    </style:style>
    <style:style style:name="T635" style:family="text">
      <style:text-properties style:text-underline-style="none" fo:font-weight="normal" officeooo:rsid="0d46892e" style:font-weight-asian="normal" style:font-weight-complex="normal"/>
    </style:style>
    <style:style style:name="T636" style:family="text">
      <style:text-properties style:text-underline-style="none" fo:font-weight="normal" officeooo:rsid="0d475d5a" style:font-weight-asian="normal" style:font-weight-complex="normal"/>
    </style:style>
    <style:style style:name="T637" style:family="text">
      <style:text-properties style:text-underline-style="none" fo:font-weight="normal" officeooo:rsid="0d823870" style:font-weight-asian="normal" style:font-weight-complex="normal"/>
    </style:style>
    <style:style style:name="T638" style:family="text">
      <style:text-properties style:text-underline-style="none" fo:font-weight="normal" officeooo:rsid="0ddf2617" style:font-weight-asian="normal" style:font-weight-complex="normal"/>
    </style:style>
    <style:style style:name="T639" style:family="text">
      <style:text-properties style:text-underline-style="none" fo:font-weight="normal" officeooo:rsid="0cf33a94" style:font-weight-asian="normal" style:font-weight-complex="normal"/>
    </style:style>
    <style:style style:name="T640" style:family="text">
      <style:text-properties style:text-underline-style="none" fo:font-weight="normal" officeooo:rsid="0d61f811" style:font-weight-asian="normal" style:font-weight-complex="normal"/>
    </style:style>
    <style:style style:name="T641" style:family="text">
      <style:text-properties style:text-underline-style="none" fo:font-weight="normal" officeooo:rsid="0d60c13f" style:font-weight-asian="normal" style:font-weight-complex="normal"/>
    </style:style>
    <style:style style:name="T642" style:family="text">
      <style:text-properties style:text-underline-style="none" fo:font-weight="normal" officeooo:rsid="0cf58151" style:font-weight-asian="normal" style:font-weight-complex="normal"/>
    </style:style>
    <style:style style:name="T643" style:family="text">
      <style:text-properties style:text-underline-style="none" fo:font-weight="normal" officeooo:rsid="0d62285b" style:font-weight-asian="normal" style:font-weight-complex="normal"/>
    </style:style>
    <style:style style:name="T644" style:family="text">
      <style:text-properties style:text-underline-style="none" fo:font-weight="normal" officeooo:rsid="0e1a8c14" style:font-weight-asian="normal" style:font-weight-complex="normal"/>
    </style:style>
    <style:style style:name="T645" style:family="text">
      <style:text-properties style:text-underline-style="none" fo:font-weight="normal" officeooo:rsid="0e750401" style:font-weight-asian="normal" style:font-weight-complex="normal"/>
    </style:style>
    <style:style style:name="T646" style:family="text">
      <style:text-properties style:text-underline-style="none" fo:font-weight="normal" officeooo:rsid="0e764c66" style:font-weight-asian="normal" style:font-weight-complex="normal"/>
    </style:style>
    <style:style style:name="T647" style:family="text">
      <style:text-properties style:text-underline-style="none" fo:font-weight="normal" officeooo:rsid="0f0fc0da" style:font-weight-asian="normal" style:font-weight-complex="normal"/>
    </style:style>
    <style:style style:name="T648" style:family="text">
      <style:text-properties style:text-underline-style="none" fo:font-weight="normal" officeooo:rsid="0f276515" style:font-weight-asian="normal" style:font-weight-complex="normal"/>
    </style:style>
    <style:style style:name="T649" style:family="text">
      <style:text-properties style:text-underline-style="none" fo:font-weight="normal" officeooo:rsid="0f65c3be" style:font-weight-asian="normal" style:font-weight-complex="normal"/>
    </style:style>
    <style:style style:name="T650" style:family="text">
      <style:text-properties style:text-underline-style="none" fo:font-weight="normal" officeooo:rsid="0f6deb91" style:font-weight-asian="normal" style:font-weight-complex="normal"/>
    </style:style>
    <style:style style:name="T651" style:family="text">
      <style:text-properties style:text-underline-style="none" fo:font-weight="normal" officeooo:rsid="0f6df1f4" style:font-weight-asian="normal" style:font-weight-complex="normal"/>
    </style:style>
    <style:style style:name="T652" style:family="text">
      <style:text-properties style:text-underline-style="none" fo:font-weight="normal" officeooo:rsid="0f714808" style:font-weight-asian="normal" style:font-weight-complex="normal"/>
    </style:style>
    <style:style style:name="T653" style:family="text">
      <style:text-properties style:text-underline-style="none" fo:font-weight="normal" officeooo:rsid="0f72f59c" style:font-weight-asian="normal" style:font-weight-complex="normal"/>
    </style:style>
    <style:style style:name="T654" style:family="text">
      <style:text-properties style:text-underline-style="none" fo:font-weight="normal" officeooo:rsid="10468c2a" style:font-weight-asian="normal" style:font-weight-complex="normal"/>
    </style:style>
    <style:style style:name="T655" style:family="text">
      <style:text-properties style:text-underline-style="none" fo:font-weight="normal" officeooo:rsid="10f1996b" style:font-weight-asian="normal" style:font-weight-complex="normal"/>
    </style:style>
    <style:style style:name="T656" style:family="text">
      <style:text-properties style:text-underline-style="none" fo:font-weight="normal" officeooo:rsid="10fb000c" style:font-weight-asian="normal" style:font-weight-complex="normal"/>
    </style:style>
    <style:style style:name="T657" style:family="text">
      <style:text-properties style:text-underline-style="none" officeooo:rsid="0eec44b2"/>
    </style:style>
    <style:style style:name="T658" style:family="text">
      <style:text-properties style:text-underline-style="none" officeooo:rsid="077070cb"/>
    </style:style>
    <style:style style:name="T659" style:family="text">
      <style:text-properties officeooo:rsid="077070cb"/>
    </style:style>
    <style:style style:name="T660" style:family="text">
      <style:text-properties officeooo:rsid="0be9f343"/>
    </style:style>
    <style:style style:name="T661" style:family="text">
      <style:text-properties officeooo:rsid="0c24bbcc"/>
    </style:style>
    <style:style style:name="T662" style:family="text">
      <style:text-properties officeooo:rsid="0c51d3fd"/>
    </style:style>
    <style:style style:name="T663" style:family="text">
      <style:text-properties officeooo:rsid="0ca84e65"/>
    </style:style>
    <style:style style:name="T664" style:family="text">
      <style:text-properties officeooo:rsid="0d8abd57"/>
    </style:style>
    <style:style style:name="T665" style:family="text">
      <style:text-properties officeooo:rsid="0dd83591"/>
    </style:style>
    <style:style style:name="T666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67" style:family="text">
      <style:text-properties officeooo:rsid="0eec44b2"/>
    </style:style>
    <style:style style:name="T668" style:family="text">
      <style:text-properties officeooo:rsid="0ff20b0d"/>
    </style:style>
    <style:style style:name="T669" style:family="text">
      <style:text-properties officeooo:rsid="1102b06b"/>
    </style:style>
    <style:style style:name="T670" style:family="text">
      <style:text-properties officeooo:rsid="0c4f07c7"/>
    </style:style>
    <style:style style:name="T671" style:family="text">
      <style:text-properties officeooo:rsid="02f842e5"/>
    </style:style>
    <style:style style:name="T672" style:family="text">
      <style:text-properties officeooo:rsid="0ecc27a1"/>
    </style:style>
    <style:style style:name="T673" style:family="text">
      <style:text-properties officeooo:rsid="117f8889"/>
    </style:style>
    <style:style style:name="T674" style:family="text">
      <style:text-properties officeooo:rsid="07321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44">Defined and refined</text:span><text:span text:style-name="T343"> ► </text:span><text:span text:style-name="T288">These rules define 3 </text:span><text:span text:style-name="T340">base</text:span><text:span text:style-name="T303"> </text:span><text:span text:style-name="T288">concepts (moves, aptitudes, resources), then name, </text:span><text:span text:style-name="T301">define, and use </text:span><text:span text:style-name="T314">refinements</text:span><text:span text:style-name="T288"> of the</text:span><text:span text:style-name="T332">m.</text:span><text:span text:style-name="T288"> </text:span><text:span text:style-name="T313">Stuff with different names is different:</text:span><text:span text:style-name="T315"> “</text:span><text:span text:style-name="T341">salty</text:span><text:span text:style-name="T315"> moves” </text:span><text:span text:style-name="T342">aren’t “story moves”</text:span><text:span text:style-name="T315">, </text:span><text:span text:style-name="T316">but they’re both “moves”</text:span><text:span text:style-name="T313">.</text:span><text:span text:style-name="T288"> </text:span><text:span text:style-name="T299">No need to memorize, but try not to confuse </text:span><text:span text:style-name="T313">similar names.</text:span></text:p>
      <text:p text:style-name="P58"><text:span text:style-name="T300"/></text:p>
      <text:p text:style-name="P63"><text:span text:style-name="T351">Symbology</text:span><text:span text:style-name="T352"> ► ⌞⌝</text:span><text:span text:style-name="T335"> </text:span><text:span text:style-name="T329">refers to a </text:span><text:span text:style-name="T330">text </text:span><text:span text:style-name="T329">block with (nearly) that </text:span><text:span text:style-name="T331">heading</text:span><text:span text:style-name="T305">. </text:span><text:span text:style-name="T306">Italics </text:span><text:span text:style-name="T309">is </text:span><text:span text:style-name="T307">a</text:span><text:span text:style-name="T310"> </text:span><text:span text:style-name="T312">verb-</text:span><text:span text:style-name="T337">type</text:span><text:span text:style-name="T310"> </text:span><text:span text:style-name="T373">⌞</text:span><text:span text:style-name="T374">move</text:span><text:span text:style-name="T375">⌝</text:span><text:span text:style-name="T374"> name</text:span><text:span text:style-name="T306">, </text:span><text:span text:style-name="T308">not </text:span><text:span text:style-name="T356">emphasis</text:span><text:span text:style-name="T306">. </text:span><text:span text:style-name="T333">Bold relates to </text:span><text:span text:style-name="T353">what</text:span><text:span text:style-name="T333"> you </text:span><text:span text:style-name="T394">⌞</text:span><text:span text:style-name="T395">roll</text:span><text:span text:style-name="T394">⌝. </text:span><text:span text:style-name="T328">Math</text:span><text:span text:style-name="T317">: you get ⌊</text:span><text:span text:style-name="T338">5</text:span><text:span text:style-name="T334"> </text:span><text:bookmark text:name="gen-h1-1-00000001"/><text:span text:style-name="T334">× </text:span><text:span text:style-name="T336">(</text:span><text:span text:style-name="T334">bushes ÷ </text:span><text:span text:style-name="T336">bears)</text:span><text:span text:style-name="T317">⌋ berries.</text:span></text:p>
      <text:p text:style-name="P27"/>
      <text:p text:style-name="P57"><text:span text:style-name="T370">Moves</text:span><text:span text:style-name="T343"> ►</text:span><text:span text:style-name="T288"> </text:span><text:span text:style-name="T297">A move is </text:span><text:span text:style-name="T302">an</text:span><text:span text:style-name="T298"> action</text:span><text:span text:style-name="T296"> you </text:span><text:span text:style-name="T304">can </text:span><text:span text:style-name="T298">take </text:span><text:span text:style-name="T311">as </text:span><text:span text:style-name="T371">either a </text:span><text:span text:style-name="T355">player</text:span><text:span text:style-name="T371"> or a </text:span><text:span text:style-name="T355">character</text:span><text:span text:style-name="T360"> </text:span><text:span text:style-name="T368">while</text:span><text:span text:style-name="T360"> playing this game. </text:span><text:span text:style-name="T369">A move’s </text:span><text:span text:style-name="T363">text describes </text:span><text:span text:style-name="T367">how the move works.</text:span><text:span text:style-name="T363"> </text:span><text:span text:style-name="T362">Usually a move has an in-game effect; sometimes it has activation conditions or costs.</text:span></text:p>
      <text:p text:style-name="P41"/>
      <text:p text:style-name="P57"><text:span text:style-name="T361">Meta moves, like this one, </text:span><text:span text:style-name="T364">define </text:span><text:span text:style-name="T361">the game itself. </text:span><text:span text:style-name="T365">You ⌞</text:span><text:span text:style-name="T372">make a move</text:span><text:span text:style-name="T365">⌝ </text:span><text:span text:style-name="T366">like this one </text:span><text:span text:style-name="T365">just by reading it.</text:span></text:p>
      <text:p text:style-name="P42"/>
      <text:p text:style-name="P4"><text:span text:style-name="T657">Aptitudes</text:span><text:span text:style-name="T667"> ►</text:span><text:span text:style-name="T9"> </text:span><text:span text:style-name="T68">An aptitude </text:span><text:span text:style-name="T105">is a score </text:span><text:span text:style-name="T47">represent</text:span><text:span text:style-name="T105">ing</text:span><text:span text:style-name="T47"> </text:span><text:span text:style-name="T102">a</text:span><text:span text:style-name="T104">f</text:span><text:span text:style-name="T102">finity</text:span><text:span text:style-name="T87"> or </text:span><text:span text:style-name="T48">proficiency </text:span><text:span text:style-name="T66">at some challenging </text:span><text:span text:style-name="T67">activity. ⌞</text:span><text:span text:style-name="T647">Moves⌝ </text:span><text:span text:style-name="T654">are verbs that </text:span><text:span text:style-name="T647">say what you </text:span><text:span text:style-name="T618">can do</text:span><text:span text:style-name="T647">; aptitudes </text:span><text:span text:style-name="T654">are nouns that </text:span><text:span text:style-name="T648">track </text:span><text:span text:style-name="T647">what you’re </text:span><text:span text:style-name="T618">good at</text:span><text:span text:style-name="T647">. </text:span><text:span text:style-name="T649">Don’t confuse them.</text:span></text:p>
      <text:p text:style-name="P43"/>
      <text:p text:style-name="P14"><text:span text:style-name="T658">Resources</text:span><text:span text:style-name="T659"> ►</text:span><text:span text:style-name="T5"> </text:span><text:span text:style-name="T29">A r</text:span><text:span text:style-name="T5">esource </text:span><text:span text:style-name="T29">is </text:span><text:span text:style-name="T5">some asset or </text:span><text:span text:style-name="T30">quality</text:span><text:span text:style-name="T5"> </text:span><text:span text:style-name="T120">you have</text:span><text:span text:style-name="T103"> </text:span><text:span text:style-name="T120">in this game</text:span><text:span text:style-name="T5">. </text:span><text:span text:style-name="T22">S</text:span><text:span text:style-name="T20">ome </text:span><text:span text:style-name="T45">resources </text:span><text:span text:style-name="T21">are just </text:span><text:span text:style-name="T23">notes </text:span><text:span text:style-name="T24">you keep</text:span><text:span text:style-name="T20">, </text:span><text:span text:style-name="T22">but </text:span><text:span text:style-name="T65">many </text:span><text:span text:style-name="T19">are tracked with points </text:span><text:span text:style-name="T121">that go up and down during play. </text:span><text:span text:style-name="T122">Some combine both.</text:span></text:p>
      <text:p text:style-name="P42"/>
      <text:p text:style-name="P5"><text:span text:style-name="T170">Make a move</text:span> ► <text:span text:style-name="T25">You “</text:span><text:span text:style-name="T26">make”</text:span><text:span text:style-name="T25"> a ⌞move⌝ </text:span><text:span text:style-name="T73">by </text:span><text:span text:style-name="T619">doing</text:span><text:span text:style-name="T620"> something described </text:span><text:span text:style-name="T621">in</text:span><text:span text:style-name="T620"> a move</text:span><text:span text:style-name="T625">. </text:span><text:span text:style-name="T633">You may be </text:span><text:span text:style-name="T622">required</text:span><text:span text:style-name="T633"> to make a move by its </text:span><text:span text:style-name="T650">description</text:span><text:span text:style-name="T633"> </text:span><text:span text:style-name="T637">or </text:span><text:span text:style-name="T651">by </text:span><text:span text:style-name="T637">some other move</text:span><text:span text:style-name="T633">. </text:span><text:span text:style-name="T626">If there’s no move that </text:span><text:span text:style-name="T655">kinda </text:span><text:span text:style-name="T626">describes what you’re doing, </text:span><text:span text:style-name="T627">or there is but you </text:span><text:span text:style-name="T644">don’t have</text:span><text:span text:style-name="T627"> it</text:span><text:span text:style-name="T626">, you can’t do that thing.</text:span></text:p>
      <text:p text:style-name="P44"/>
      <text:p text:style-name="P6"><text:span text:style-name="T628">I</text:span><text:span text:style-name="T627">f </text:span><text:span text:style-name="T656">a </text:span><text:span text:style-name="T627">move’s description says that some conditions </text:span><text:span text:style-name="T652">apply</text:span><text:span text:style-name="T627">, </text:span><text:span text:style-name="T628">but those conditions aren’t </text:span><text:span text:style-name="T653">met</text:span><text:span text:style-name="T628"> (and you can’t </text:span><text:span text:style-name="T653">meet them</text:span><text:span text:style-name="T628">)</text:span><text:span text:style-name="T627">, you can’t make the move. </text:span><text:span text:style-name="T629">Same if it says there’s a cost that you can’t or won’t </text:span><text:span text:style-name="T630">pay</text:span><text:span text:style-name="T629">.</text:span></text:p>
      <text:p text:style-name="P8"/>
      <text:p text:style-name="P28"><text:span text:style-name="T669">Move chains</text:span> ► <text:span text:style-name="T3">Sometimes a ⌞move⌝ </text:span><text:span text:style-name="T27">(parent)</text:span><text:span text:style-name="T3"> says that it applies when you’re making a different move </text:span><text:span text:style-name="T27">(child)</text:span><text:span text:style-name="T3"> </text:span><text:span text:style-name="T232">or that you should make another move (child) as a </text:span><text:span text:style-name="T234">part</text:span><text:span text:style-name="T232"> of </text:span><text:span text:style-name="T235">the parent</text:span><text:span text:style-name="T232">. Unless otherwise stated, you’re </text:span><text:span text:style-name="T236">making both moves: </text:span><text:span text:style-name="T232">first parent, then child. </text:span><text:span text:style-name="T238">Everything</text:span><text:span text:style-name="T232"> </text:span><text:span text:style-name="T237">related to the </text:span><text:span text:style-name="T232">child appl</text:span><text:span text:style-name="T239">ies</text:span><text:span text:style-name="T232"> </text:span><text:span text:style-name="T233">normally</text:span><text:span text:style-name="T232">, unless the parent move says </text:span><text:span text:style-name="T240">otherwise</text:span><text:span text:style-name="T232">.</text:span></text:p>
      <text:h text:style-name="P64" text:outline-level="2"><text:span text:style-name="T605">Respect our limits</text:span><text:span text:style-name="T513"> ► This game </text:span><text:span text:style-name="T514">is </text:span><text:span text:style-name="T515">for everyone at the table</text:span><text:span text:style-name="T513">. If somebody </text:span><text:span text:style-name="T510">needs to ⌞</text:span><text:span text:style-name="T603">state a limit</text:span><text:span text:style-name="T582">⌝</text:span><text:span text:style-name="T513">, immediately cut away or fade to black from whatever is upsetting them. Talk as a table about how to continue the story while </text:span><text:span text:style-name="T516">embracing</text:span><text:span text:style-name="T513"> the limit.</text:span></text:h>
      <text:list xml:id="list3402523581" text:style-name="L1">
        <text:list-header>
          <text:h text:style-name="P74" text:outline-level="2"/>
          <text:h text:style-name="P74" text:outline-level="2"><text:span text:style-name="T170">State a limit</text:span><text:span text:style-name="T183"> ► </text:span><text:span text:style-name="T195">This is a game to have fun. If some theme, activity, or imagery of the story is ruining your fun, speak up. </text:span><text:span text:style-name="T196">You don’t have to explain why, you only have to </text:span><text:span text:style-name="T197">indicate </text:span><text:span text:style-name="T196">what.</text:span></text:h>
        </text:list-header>
      </text:list>
      <text:h text:style-name="P81" text:outline-level="2"/>
      <text:h text:style-name="P75" text:outline-level="2"><text:span text:style-name="T170">Think </text:span><text:span text:style-name="T171">for the camera</text:span><text:span text:style-name="T183"> ► </text:span><text:span text:style-name="T195">This game works better when </text:span><text:span text:style-name="T229">we</text:span><text:span text:style-name="T195"> think like </text:span><text:span text:style-name="T231">we’re</text:span><text:span text:style-name="T224"> </text:span><text:span text:style-name="T195">directing a </text:span><text:span text:style-name="T268">TV</text:span><text:span text:style-name="T205"> series more</text:span><text:span text:style-name="T195"> than writing a novel. Focus on what </text:span><text:span text:style-name="T229">we</text:span><text:span text:style-name="T224"> </text:span><text:span text:style-name="T195">can perceive with </text:span><text:span text:style-name="T225">ou</text:span><text:span text:style-name="T226">r</text:span><text:span text:style-name="T225"> </text:span><text:span text:style-name="T195">(supernatural?) senses </text:span><text:span text:style-name="T203">here in the moment.</text:span></text:h>
      <text:h text:style-name="P93" text:outline-level="2"/>
      <text:h text:style-name="P76" text:outline-level="2"><text:span text:style-name="T177">Invent fiction</text:span><text:span text:style-name="T195"> ► </text:span><text:span text:style-name="T206">This game shines when you s</text:span><text:span text:style-name="T195">peak up </text:span><text:span text:style-name="T206">to </text:span><text:span text:style-name="T214">refine, </text:span><text:span text:style-name="T221">improve,</text:span><text:span text:style-name="T213"> or </text:span><text:span text:style-name="T220">augment</text:span><text:span text:style-name="T213"> </text:span><text:span text:style-name="T215">the </text:span><text:span text:style-name="T218">scenario</text:span><text:span text:style-name="T195">. </text:span><text:span text:style-name="T216">It needs to make sense, and t</text:span><text:span text:style-name="T212">he </text:span><text:span text:style-name="T222">GM</text:span><text:span text:style-name="T212"> has final veto, but the </text:span><text:span text:style-name="T217">only firm rule</text:span><text:span text:style-name="T212"> is: </text:span><text:span text:style-name="T198">don’t contradict anything already established. </text:span><text:span text:style-name="T184">Use this to set up </text:span><text:span text:style-name="T189">a</text:span><text:span text:style-name="T184"> move </text:span><text:span text:style-name="T277">or</text:span><text:span text:style-name="T184"> </text:span><text:span text:style-name="T185">just </text:span><text:span text:style-name="T188">to </text:span><text:span text:style-name="T184">make </text:span><text:span text:style-name="T187">shit</text:span><text:span text:style-name="T184"> cooler.</text:span></text:h>
      <text:h text:style-name="P82" text:outline-level="2"/>
      <text:h text:style-name="P94" text:outline-level="2"><text:span text:style-name="T199">Ex.</text:span><text:span text:style-name="T4"> </text:span><text:span text:style-name="T244">T</text:span><text:span text:style-name="T245">he</text:span><text:span text:style-name="T246">y’re </text:span><text:span text:style-name="T245">wearing </text:span><text:span text:style-name="T247">my</text:span><text:span text:style-name="T245"> favorite </text:span><text:span text:style-name="T248">designer. </text:span><text:span text:style-name="T249">My</text:span><text:span text:style-name="T250"> </text:span><text:span text:style-name="T251">fur</text:span><text:span text:style-name="T250"> is </text:span><text:span text:style-name="T252">saturated violet</text:span><text:span text:style-name="T253">. </text:span><text:span text:style-name="T254">Lucky </text:span><text:span text:style-name="T255">I’ve always got my boot knife.</text:span><text:span text:style-name="T248"> </text:span><text:span text:style-name="T199">Maybe the </text:span><text:span text:style-name="T256">roof</text:span><text:span text:style-name="T199"> collapsed in one corner. </text:span><text:span text:style-name="T244">It’s a huge gun, </text:span><text:span text:style-name="T257">just</text:span><text:span text:style-name="T244"> a fucking giant revolver with shells like Vienna sausages</text:span><text:span text:style-name="T258">.</text:span><text:span text:style-name="T244"> </text:span><text:span text:style-name="T259">Surely there’s </text:span><text:span text:style-name="T260">a forklift in this warehouse.</text:span></text:h>
      <text:h text:style-name="P87" text:outline-level="2"/>
      <text:h text:style-name="P77" text:outline-level="2"><text:span text:style-name="T172">B</text:span><text:span text:style-name="T170">e curious, not cautious</text:span><text:span text:style-name="T183"> ►</text:span><text:span text:style-name="T195"> </text:span><text:span text:style-name="T208">This</text:span><text:span text:style-name="T195"> game is more fun when </text:span><text:span text:style-name="T230">we</text:span><text:span text:style-name="T195"> play to find out what happens </text:span><text:span text:style-name="T200">than when </text:span><text:span text:style-name="T230">we</text:span><text:span text:style-name="T227"> </text:span><text:span text:style-name="T200">play to keep our character</text:span><text:span text:style-name="T241">s</text:span><text:span text:style-name="T200"> </text:span><text:span text:style-name="T228">content</text:span><text:span text:style-name="T200">. </text:span><text:span text:style-name="T201">Stories about people who never </text:span><text:span text:style-name="T210">take risks, never </text:span><text:span text:style-name="T201">get hurt, who never fail </text:span><text:span text:style-name="T202">leave </text:span><text:span text:style-name="T201">fewer memories than stories about </text:span><text:span text:style-name="T202">a hot fucking mess</text:span><text:span text:style-name="T204">.</text:span></text:h>
      <text:h text:style-name="P83" text:outline-level="2"/>
      <text:h text:style-name="P78" text:outline-level="2"><text:span text:style-name="T173">D</text:span><text:span text:style-name="T174">on’t sweat the meta</text:span><text:span text:style-name="T186"> ► </text:span><text:span text:style-name="T207">In this game, i</text:span><text:span text:style-name="T209">t’s okay for you to know things </text:span><text:span text:style-name="T211">that</text:span><text:span text:style-name="T209"> you don’t know, and to act on that knowledge when it would make </text:span><text:span text:style-name="T219">shit</text:span><text:span text:style-name="T209"> cooler. </text:span><text:span text:style-name="T223">Likewise, don’t </text:span><text:span text:style-name="T263">keep</text:span><text:span text:style-name="T261"> secrets </text:span><text:span text:style-name="T264">out-of-character</text:span><text:span text:style-name="T223">. Be </text:span><text:span text:style-name="T261">open </text:span><text:span text:style-name="T223">so that everybody </text:span><text:span text:style-name="T262">knows</text:span><text:span text:style-name="T223"> the </text:span><text:span text:style-name="T265">badass </text:span><text:span text:style-name="T266">shit you’re hiding </text:span><text:span text:style-name="T267">in-character.</text:span></text:h>
      <text:h text:style-name="P88" text:outline-level="2"/>
      <text:h text:style-name="P65" text:outline-level="2"><text:span text:style-name="T606">Dispute</text:span><text:span text:style-name="T604"> fiction</text:span><text:span text:style-name="T553"> </text:span><text:span text:style-name="T447">► Sometimes the </text:span><text:span text:style-name="T453">GM</text:span><text:span text:style-name="T447"> will say something they think is cool, </text:span><text:span text:style-name="T542">but </text:span><text:span text:style-name="T543">that would make you turn off a show you were watching</text:span><text:span text:style-name="T447">. </text:span><text:span text:style-name="T449">You’</text:span><text:span text:style-name="T450">re</text:span><text:span text:style-name="T449"> </text:span><text:span text:style-name="T451">trying</text:span><text:span text:style-name="T449"> to ⌞</text:span><text:span text:style-name="T600">be curious, not cautious⌝</text:span><text:span text:style-name="T449"> but whatever the </text:span><text:span text:style-name="T453">GM</text:span><text:span text:style-name="T449"> said just seems to </text:span><text:span text:style-name="T544">ruin </text:span><text:span text:style-name="T449">the whole damn </text:span><text:span text:style-name="T544">story</text:span><text:span text:style-name="T449"> for you. Speak up and negotiate </text:span><text:span text:style-name="T452">an</text:span><text:span text:style-name="T449"> alternative. </text:span><text:span text:style-name="T545">This is your story too.</text:span></text:h>
      <text:p text:style-name="P35"><text:span text:style-name="T445">Labeled </text:span><text:span text:style-name="T446">items</text:span><text:span text:style-name="T445"> ►</text:span><text:span text:style-name="T396"> </text:span><text:span text:style-name="T436">Items that are grouped together in a section </text:span><text:span text:style-name="T438">might</text:span><text:span text:style-name="T436"> be referred to from inside a </text:span><text:span text:style-name="T411">⌞move⌝ </text:span><text:span text:style-name="T437">by just the section name</text:span><text:span text:style-name="T436">. This means any or all the items </text:span><text:span text:style-name="T439">from</text:span><text:span text:style-name="T436"> that section </text:span><text:span text:style-name="T440">and its subsections.</text:span></text:p>
      <text:p text:style-name="P2"/>
      <text:p text:style-name="P33">Bought and free items ► <text:span text:style-name="T3">Some items have a ○ or △; you buy these to select or improve your moves, aptitudes, and resources.</text:span></text:p>
      <text:p text:style-name="P33"><text:span text:style-name="T430"/></text:p>
      <text:p text:style-name="P33"><text:span text:style-name="T434">Once bought, they mean the same. </text:span><text:span text:style-name="T435">T</text:span><text:span text:style-name="T430">he difference is that you buy </text:span><text:span text:style-name="T399">○ </text:span><text:span text:style-name="T430">at </text:span><text:span text:style-name="T613">creation</text:span><text:span text:style-name="T430"> or with </text:span><text:span text:style-name="T613">XP</text:span><text:span text:style-name="T430">; </text:span><text:span text:style-name="T431">b</text:span><text:span text:style-name="T523">ut you </text:span><text:span text:style-name="T583">cannot buy </text:span><text:span text:style-name="T584">△</text:span><text:span text:style-name="T583"> directly</text:span><text:span text:style-name="T523">, </text:span><text:span text:style-name="T524">only when a ⌞move⌝ or the GM says so.</text:span></text:p>
      <text:p text:style-name="P30"><text:span text:style-name="T409"/></text:p>
      <text:p text:style-name="P32"><text:span text:style-name="T417">When you buy a </text:span><text:span text:style-name="T399">○ </text:span><text:span text:style-name="T432">or get a </text:span><text:span text:style-name="T448">△</text:span><text:span text:style-name="T399">, </text:span><text:span text:style-name="T417">fill it </text:span><text:span text:style-name="T418">in </text:span><text:span text:style-name="T428">solid</text:span><text:span text:style-name="T400">. </text:span><text:span text:style-name="T433">This is </text:span><text:span text:style-name="T612">typically</text:span><text:span text:style-name="T433"> permanent. </text:span><text:span text:style-name="T405">Items with </text:span><text:span text:style-name="T399">● </text:span><text:span text:style-name="T405">are </text:span><text:span text:style-name="T406">“</text:span><text:span text:style-name="T428">pre-bought”.</text:span></text:p>
      <text:p text:style-name="P2"/>
      <text:p text:style-name="P3"><text:span text:style-name="T408">I</text:span><text:span text:style-name="T403">tems</text:span><text:span text:style-name="T400"> </text:span><text:span text:style-name="T410">with neither</text:span><text:span text:style-name="T400"> </text:span><text:span text:style-name="T448">△, </text:span><text:span text:style-name="T399">○, </text:span><text:span text:style-name="T412">nor</text:span><text:span text:style-name="T407"> </text:span><text:span text:style-name="T399">● </text:span><text:span text:style-name="T400">are </text:span><text:span text:style-name="T404">automatically </text:span><text:span text:style-name="T414">in play</text:span><text:span text:style-name="T400"> if your playbook contains them.</text:span></text:p>
      <text:p text:style-name="P49"/>
      <text:p text:style-name="P36">Aptitude Rating <text:span text:style-name="T674">►</text:span> <text:span text:style-name="T3">When you get an ⌞aptitude⌝, it starts at +0—even this gives you almost a 60% chance of success. Each </text:span><text:span text:style-name="T616">additional</text:span><text:span text:style-name="T3"> ○ you buy gives you another +1 to your modifier. If you </text:span><text:span text:style-name="T169">don’t have</text:span><text:span text:style-name="T3"> an aptitude, but need to roll it anyway, roll with </text:span>-1<text:span text:style-name="T3">.</text:span></text:p>
      <text:p text:style-name="P46"/>
      <text:p text:style-name="P53"><text:span text:style-name="T106">Some aptitudes have more </text:span><text:span text:style-name="T107">or </text:span><text:span text:style-name="T108">less</text:span><text:span text:style-name="T107"> </text:span><text:span text:style-name="T109">○ </text:span><text:span text:style-name="T110">available</text:span><text:span text:style-name="T109">. </text:span><text:span text:style-name="T111">Buying </text:span><text:span text:style-name="T107">more than </text:span><text:span text:style-name="T112">4</text:span><text:span text:style-name="T106"> </text:span><text:span text:style-name="T109">○ </text:span><text:span text:style-name="T106">let</text:span><text:span text:style-name="T113">s</text:span><text:span text:style-name="T106"> you soak up penalties to rolls, </text:span><text:span text:style-name="T114">but</text:span><text:span text:style-name="T106"> </text:span><text:span text:style-name="T115">doesn’t </text:span><text:span text:style-name="T106">let you exceed the maximum </text:span><text:span text:style-name="T116">total </text:span><text:span text:style-name="T106">modifier.</text:span></text:p>
      <text:p text:style-name="P11"/>
      <text:p text:style-name="P55"><text:span text:style-name="T660">Gated moves (0) </text:span>►<text:span text:style-name="T3"> </text:span><text:span text:style-name="T31">Some moves have a number in parenthesis after the name. </text:span><text:span text:style-name="T32">In order to buy such a move, y</text:span><text:span text:style-name="T31">ou must already have </text:span><text:span text:style-name="T35">at least </text:span><text:span text:style-name="T33">that </text:span><text:span text:style-name="T34">number of </text:span><text:span text:style-name="T31">moves from the same </text:span><text:span text:style-name="T71">sub</text:span><text:span text:style-name="T31">section of your playbook.</text:span></text:p>
      <text:p text:style-name="P45"/>
      <text:p text:style-name="P56"><text:span text:style-name="T190">🗣</text:span><text:span text:style-name="T175">Consult the GM</text:span><text:span text:style-name="T665"> ►</text:span><text:span text:style-name="T75"> Stuff with </text:span><text:span text:style-name="T90">a </text:span><text:span text:style-name="T190">🗣</text:span><text:span text:style-name="T242"> </text:span><text:span text:style-name="T243">icon</text:span><text:span text:style-name="T75"> </text:span><text:span text:style-name="T78">may not be appropriate </text:span><text:span text:style-name="T79">for </text:span><text:span text:style-name="T81">your </text:span><text:span text:style-name="T86">story </text:span><text:span text:style-name="T100">(</text:span><text:span text:style-name="T97">at this time</text:span><text:span text:style-name="T100">)</text:span><text:span text:style-name="T81">—</text:span><text:span text:style-name="T82">or it </text:span><text:span text:style-name="T78">may have </text:span><text:span text:style-name="T81">special </text:span><text:span text:style-name="T92">fictional </text:span><text:span text:style-name="T81">restrictions </text:span><text:span text:style-name="T83">or implications</text:span><text:span text:style-name="T77">.</text:span><text:span text:style-name="T76"> </text:span><text:span text:style-name="T78">Talk to the GM</text:span><text:span text:style-name="T80"> </text:span><text:span text:style-name="T98">about</text:span><text:span text:style-name="T85"> taking</text:span><text:span text:style-name="T84"> </text:span><text:span text:style-name="T99">a</text:span><text:span text:style-name="T101">ny</text:span><text:span text:style-name="T99"> </text:span><text:span text:style-name="T665">🗣</text:span><text:span text:style-name="T75"> </text:span><text:span text:style-name="T91">option</text:span><text:span text:style-name="T75">. </text:span><text:span text:style-name="T94">Please </text:span><text:span text:style-name="T96">be cool </text:span><text:span text:style-name="T93">if </text:span><text:span text:style-name="T99">it’s </text:span><text:span text:style-name="T95">un</text:span><text:span text:style-name="T93">available; </text:span><text:span text:style-name="T132">boundaries</text:span><text:span text:style-name="T131"> define </text:span><text:span text:style-name="T133">stories.</text:span></text:p>
      <text:p text:style-name="P52"><text:span text:style-name="T123"/></text:p>
      <text:p text:style-name="P34"><text:span text:style-name="T557">(</text:span><text:span text:style-name="T556">Progress</text:span><text:span text:style-name="T557">)</text:span><text:span text:style-name="T556"> </text:span><text:span text:style-name="T558">B</text:span><text:span text:style-name="T556">ars</text:span><text:span text:style-name="T553"> </text:span><text:span text:style-name="T565">►</text:span><text:span text:style-name="T447"> </text:span><text:span text:style-name="T518">P</text:span><text:span text:style-name="T473">rogress bars</text:span><text:span text:style-name="T447"> are </text:span><text:span text:style-name="T454">a </text:span><text:span text:style-name="T519">GM-</text:span><text:span text:style-name="T520">managed </text:span><text:span text:style-name="T521">shared</text:span><text:span text:style-name="T519"> ⌞resource⌝</text:span><text:span text:style-name="T454"> </text:span><text:span text:style-name="T447">abstract</text:span><text:span text:style-name="T519">ly</text:span><text:span text:style-name="T447"> </text:span><text:span text:style-name="T519">representing</text:span><text:span text:style-name="T447"> </text:span><text:span text:style-name="T470">rising tension</text:span><text:span text:style-name="T459"> or </text:span><text:span text:style-name="T471">sustained </text:span><text:span text:style-name="T455">activit</text:span><text:span text:style-name="T470">y</text:span><text:span text:style-name="T460">. </text:span><text:span text:style-name="T456">A </text:span><text:span text:style-name="T473">bar </text:span><text:span text:style-name="T456">has a title and some number of ticks between </text:span><text:span text:style-name="T502">2</text:span><text:span text:style-name="T456"> and 8. </text:span><text:span text:style-name="T458">When the last tick is filled</text:span><text:span text:style-name="T457">, </text:span><text:span text:style-name="T461">whatever the title says happens.</text:span></text:p>
      <text:p text:style-name="P51"/>
      <text:p text:style-name="P40"><text:span text:style-name="T607">T</text:span><text:span text:style-name="T604">ick a </text:span><text:span text:style-name="T608">bar</text:span><text:span text:style-name="T553"> </text:span><text:span text:style-name="T565">►</text:span><text:span text:style-name="T447"> </text:span><text:span text:style-name="T474">When the GM or a move says to tick a ⌞bar</text:span><text:span text:style-name="T512">⌝</text:span><text:span text:style-name="T474">, fill one tick on it.</text:span><text:span text:style-name="T475"> If they say to tick it some number of times, fill that many ticks.</text:span></text:p>
      <text:p text:style-name="P15"><text:soft-page-break/><text:span text:style-name="T668">Resource points ►</text:span><text:span text:style-name="T124"> If applicable, </text:span><text:span text:style-name="T125">e</text:span><text:span text:style-name="T290">ach point of a </text:span><text:span text:style-name="T291">particular ⌞r</text:span><text:span text:style-name="T290">esource</text:span><text:span text:style-name="T512">⌝</text:span><text:span text:style-name="T517"> is</text:span><text:span text:style-name="T290"> </text:span><text:span text:style-name="T117">tracked</text:span><text:span text:style-name="T290"> with a</text:span><text:span text:style-name="T289"> </text:span><text:span text:style-name="T292">▢</text:span><text:span text:style-name="T14">—</text:span><text:span text:style-name="T127">maybe</text:span><text:span text:style-name="T126"> with </text:span><text:span text:style-name="T129">an </text:span><text:span text:style-name="T128">individual </text:span><text:span text:style-name="T126">note attached</text:span><text:span text:style-name="T292">. </text:span><text:span text:style-name="T293">Some resources come in ranks </text:span><text:span text:style-name="T118">with </text:span><text:span text:style-name="T399">○</text:span><text:span text:style-name="T294">, </text:span><text:span text:style-name="T295">permitting you to </text:span><text:span text:style-name="T46">buy </text:span><text:span text:style-name="T295">more </text:span><text:span text:style-name="T14">▢</text:span><text:span text:style-name="T293">.</text:span></text:p>
      <text:p text:style-name="P10"/>
      <text:p text:style-name="P12"><text:span text:style-name="T12">When you </text:span><text:span text:style-name="T13">restore or </text:span><text:span text:style-name="T12">gain a resource, fill a </text:span><text:span text:style-name="T14">▢. </text:span><text:span text:style-name="T15">You cannot have more of a </text:span><text:span text:style-name="T16">r</text:span><text:span text:style-name="T15">esource than you </text:span><text:span text:style-name="T17">have </text:span><text:span text:style-name="T14">▢ </text:span><text:span text:style-name="T15">for </text:span><text:span text:style-name="T119">it</text:span><text:span text:style-name="T15">. </text:span><text:span text:style-name="T18">If all your </text:span><text:span text:style-name="T14">▢</text:span><text:span text:style-name="T18"> are full when you’re supposed to gain the resource, just don’t fill anything.</text:span></text:p>
      <text:p text:style-name="P10"/>
      <text:p text:style-name="P7"><text:span text:style-name="T402">When you spend or lose a resource, erase a filled </text:span><text:span text:style-name="T401">▢. </text:span><text:span text:style-name="T402">If you don’t have any filled </text:span><text:span text:style-name="T401">▢, </text:span><text:span text:style-name="T419">you can’t do move</text:span><text:span text:style-name="T421">s</text:span><text:span text:style-name="T419"> requiring you to </text:span><text:span text:style-name="T610">spend</text:span><text:span text:style-name="T419"> </text:span><text:span text:style-name="T422">that </text:span><text:span text:style-name="T419">resource</text:span><text:span text:style-name="T402">. </text:span><text:span text:style-name="T420">On the </text:span><text:span text:style-name="T424">other hand</text:span><text:span text:style-name="T419">, if a </text:span><text:span text:style-name="T413">move’</text:span><text:span text:style-name="T415">s effect</text:span><text:span text:style-name="T413"> tells you to </text:span><text:span text:style-name="T611">lose</text:span><text:span text:style-name="T413"> a resource </text:span><text:span text:style-name="T423">you’re out of</text:span><text:span text:style-name="T413">, just don’t erase anything—any other effects or consequences of the move still happen as normal, though.</text:span></text:p>
      <text:p text:style-name="P47"/>
      <text:p text:style-name="P48">Unless stated otherwise, you start the game with all resources full.</text:p>
      <text:p text:style-name="P13"/>
      <text:p text:style-name="P9"><text:span text:style-name="T662">Lose what you spend</text:span> ► <text:span text:style-name="T3">Unless stated otherwise </text:span><text:span text:style-name="T36">and regardless of where the cost appears in the move’s description </text:span><text:span text:style-name="T43">text</text:span><text:span text:style-name="T3">, you </text:span><text:span text:style-name="T37">lose </text:span><text:span text:style-name="T38">a</text:span><text:span text:style-name="T3"> move’s cost</text:span><text:span text:style-name="T39">(</text:span><text:span text:style-name="T3">s</text:span><text:span text:style-name="T39">)</text:span><text:span text:style-name="T3"> </text:span><text:span text:style-name="T616">immediately before you roll</text:span><text:span text:style-name="T624"> </text:span><text:span text:style-name="T632">and</text:span><text:span text:style-name="T631"> determine results</text:span><text:span text:style-name="T624">. </text:span><text:span text:style-name="T631">If there’s no roll, </text:span><text:span text:style-name="T636">you just lose the ⌞resource⌝</text:span><text:span text:style-name="T631"> before the effect takes place.</text:span></text:p>
      <text:p text:style-name="P106"/>
      <text:p text:style-name="P23"><text:span text:style-name="T555">Harm</text:span><text:span text:style-name="T554"> ► </text:span><text:span text:style-name="T462">Harm is abstract </text:span><text:span text:style-name="T508">systemic or </text:span><text:span text:style-name="T491">traumatic </text:span><text:span text:style-name="T462">damage </text:span><text:span text:style-name="T490">(not necessarily physical)</text:span><text:span text:style-name="T462"> </text:span><text:span text:style-name="T498">sustained by something</text:span><text:span text:style-name="T488"> </text:span><text:span text:style-name="T499">living</text:span><text:span text:style-name="T463">. </text:span><text:span text:style-name="T464">A single injury can do 1-3 harm. </text:span><text:span text:style-name="T476">Unless a move says specifically how much harm it does, just use common sense </text:span><text:span text:style-name="T477">and the scale below.</text:span></text:p>
      <text:p text:style-name="P84"/>
      <text:p text:style-name="P16"><text:span text:style-name="T465">The scale </text:span><text:span text:style-name="T464">is calibrated </text:span><text:span text:style-name="T465">roughly</text:span><text:span text:style-name="T464"> to the human body. </text:span><text:span text:style-name="T492">A bunch of small </text:span><text:span text:style-name="T478">injuries or one </text:span><text:span text:style-name="T493">serious</text:span><text:span text:style-name="T478"> injury—</text:span><text:span text:style-name="T495">you want a doctor—</text:span><text:span text:style-name="T478">1 harm. </text:span><text:span text:style-name="T489">A </text:span><text:span text:style-name="T494">l</text:span><text:span text:style-name="T478">ife-threatening </text:span><text:span text:style-name="T489">injury</text:span><text:span text:style-name="T478">—</text:span><text:span text:style-name="T495">you </text:span><text:span text:style-name="T568">need</text:span><text:span text:style-name="T495"> a doctor—</text:span><text:span text:style-name="T478">2 harm.</text:span><text:span text:style-name="T466"> </text:span><text:span text:style-name="T489">An injury likely</text:span><text:span text:style-name="T478"> to outright kill a vanilla human—</text:span><text:span text:style-name="T496">too late </text:span><text:span text:style-name="T497">for a doctor—</text:span><text:span text:style-name="T478">3 harm</text:span><text:span text:style-name="T497">.</text:span></text:p>
      <text:p text:style-name="P85"/>
      <text:p text:style-name="P17"><text:span text:style-name="T538">That’s </text:span><text:span text:style-name="T537">only </text:span><text:span text:style-name="T538">for </text:span><text:span text:style-name="T537">living stuff:</text:span><text:span text:style-name="T447"> </text:span><text:span text:style-name="T537">i</text:span><text:span text:style-name="T507">f want </text:span><text:span text:style-name="T511">to “hurt” </text:span><text:span text:style-name="T507">something inanimate, ⌞</text:span><text:span text:style-name="T602">g</text:span><text:span text:style-name="T601">o apeshit⌝ </text:span><text:span text:style-name="T507">on it.</text:span></text:p>
      <text:p text:style-name="P86"/>
      <text:p text:style-name="P29">Status ► <text:span text:style-name="T3">A status is a </text:span><text:span text:style-name="T10">short, </text:span><text:span text:style-name="T74">free-form </text:span><text:span text:style-name="T10">phrase describing a </text:span><text:span text:style-name="T3">condition or state that is true; </text:span><text:span text:style-name="T7">about you, anybody else, an item, or place. </text:span><text:span text:style-name="T8">When a move or the GM says you or something of yours gets a status, write it down. As long as it’s written down, no aspect of the fiction can violate its truth.</text:span></text:p>
      <text:p text:style-name="P37"/>
      <text:p text:style-name="P37"><text:span text:style-name="T170">Remove a status</text:span> ►<text:span text:style-name="T3"> </text:span><text:span text:style-name="T44">E</text:span><text:span text:style-name="T11">rase</text:span><text:span text:style-name="T3"> a ⌞status⌝ when a move or the GM says you can, or when it no longer makes sense for it to be true.</text:span></text:p>
      <text:p text:style-name="P37"/>
      <text:p text:style-name="P90"><text:span text:style-name="T176">Exploit status</text:span><text:span text:style-name="T671"> ►</text:span><text:span text:style-name="T134"> </text:span><text:span text:style-name="T135">When you </text:span><text:span text:style-name="T136">make </text:span><text:span text:style-name="T135">a ⌞</text:span><text:span text:style-name="T137">story move⌝</text:span><text:span text:style-name="T135">, </text:span><text:span text:style-name="T138">you can </text:span><text:span text:style-name="T139">describe</text:span><text:span text:style-name="T135"> how you’re capitalizing on a ⌞</text:span><text:span text:style-name="T140">status⌝ </text:span><text:span text:style-name="T141">(yours or otherwise)</text:span><text:span text:style-name="T140"> </text:span><text:span text:style-name="T142">to</text:span><text:span text:style-name="T143"> </text:span><text:span text:style-name="T144">add </text:span><text:span text:style-name="T143">+1 on your move. </text:span><text:span text:style-name="T145">You can only exploit </text:span><text:span text:style-name="T146">one</text:span><text:span text:style-name="T145"> status </text:span><text:span text:style-name="T147">per </text:span><text:span text:style-name="T145">move.</text:span></text:p>
      <text:p text:style-name="P86"/>
      <text:p text:style-name="P39"><text:span text:style-name="T179">Read the dice</text:span><text:span text:style-name="T663"> ►</text:span><text:span text:style-name="T40"> </text:span><text:span text:style-name="T6"><text:s/></text:span><text:span text:style-name="T41">When you roll, you’ll get a number </text:span><text:span text:style-name="T60">between</text:span><text:span text:style-name="T41"> </text:span><text:span text:style-name="T72">(-1)</text:span><text:span text:style-name="T41"> </text:span><text:span text:style-name="T61">and </text:span><text:span text:style-name="T41">15. </text:span><text:span text:style-name="T163">R</text:span><text:span text:style-name="T159">esults are </text:span><text:span text:style-name="T160">define</text:span><text:span text:style-name="T162">d</text:span><text:span text:style-name="T160"> </text:span><text:span text:style-name="T159">in terms of how your roll affects your </text:span><text:span text:style-name="T161">metaphorical </text:span><text:span text:style-name="T168">narrative </text:span><text:span text:style-name="T159">“momentum” in the stor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0">Range</text:p>
          </table:table-cell>
          <table:table-cell table:style-name="Table1.A1" office:value-type="string">
            <text:p text:style-name="P109">Momentum</text:p>
          </table:table-cell>
          <table:table-cell table:style-name="Table1.A1" office:value-type="string">
            <text:p text:style-name="P108">Icon</text:p>
          </table:table-cell>
        </table:table-row>
        <table:table-row>
          <table:table-cell table:style-name="Table1.A1" office:value-type="string">
            <text:p text:style-name="P112">12-<text:span text:style-name="T661">15</text:span></text:p>
          </table:table-cell>
          <table:table-cell table:style-name="Table1.A1" office:value-type="string">
            <text:p text:style-name="P111">Gain</text:p>
          </table:table-cell>
          <table:table-cell table:style-name="Table1.A1" office:value-type="string">
            <text:p text:style-name="P54">🡕</text:p>
          </table:table-cell>
        </table:table-row>
        <table:table-row>
          <table:table-cell table:style-name="Table1.A1" office:value-type="string">
            <text:p text:style-name="P112">10-11</text:p>
          </table:table-cell>
          <table:table-cell table:style-name="Table1.A1" office:value-type="string">
            <text:p text:style-name="P111">Carr<text:span text:style-name="T673">y</text:span></text:p>
          </table:table-cell>
          <table:table-cell table:style-name="Table1.A1" office:value-type="string">
            <text:p text:style-name="P54">🡒</text:p>
          </table:table-cell>
        </table:table-row>
        <table:table-row>
          <table:table-cell table:style-name="Table1.A1" office:value-type="string">
            <text:p text:style-name="P112">7-9</text:p>
          </table:table-cell>
          <table:table-cell table:style-name="Table1.A1" office:value-type="string">
            <text:p text:style-name="P38"><text:span text:style-name="T396">Los</text:span><text:span text:style-name="T441">e</text:span></text:p>
          </table:table-cell>
          <table:table-cell table:style-name="Table1.A1" office:value-type="string">
            <text:p text:style-name="P54">🡖</text:p>
          </table:table-cell>
        </table:table-row>
        <table:table-row table:style-name="Table1.5">
          <table:table-cell table:style-name="Table1.A1" office:value-type="string">
            <text:p text:style-name="P112"><text:span text:style-name="T664">(-1)</text:span>-6</text:p>
          </table:table-cell>
          <table:table-cell table:style-name="Table1.B5" office:value-type="string">
            <text:p text:style-name="P50">Fumble</text:p>
          </table:table-cell>
          <table:table-cell table:style-name="Table1.A1" office:value-type="string">
            <text:p text:style-name="P54">🡓</text:p>
          </table:table-cell>
        </table:table-row>
      </table:table>
      <text:p text:style-name="P91"><text:span text:style-name="T166"/></text:p>
      <text:p text:style-name="P91"><text:span text:style-name="T166">Groups </text:span><text:span text:style-name="T167">written </text:span><text:span text:style-name="T152">together </text:span><text:span text:style-name="T153">(</text:span><text:span text:style-name="T154">e.g. </text:span><text:span text:style-name="T672">🡕🡒</text:span><text:span text:style-name="T154">) </text:span><text:span text:style-name="T151">means </text:span><text:span text:style-name="T623">any</text:span><text:span text:style-name="T151"> of </text:span><text:span text:style-name="T155">the </text:span><text:span text:style-name="T156">results </text:span><text:span text:style-name="T157">in that </text:span><text:span text:style-name="T158">specific </text:span><text:span text:style-name="T157">group</text:span><text:span text:style-name="T151">.</text:span></text:p>
      <text:p text:style-name="P86"/>
      <text:p text:style-name="P68"><text:span text:style-name="T178">Roll</text:span><text:span text:style-name="T615"> ►</text:span><text:span text:style-name="T130"> </text:span><text:span text:style-name="T164">Rolls are indicated by a </text:span><text:span text:style-name="T560">⊞</text:span><text:span text:style-name="T528"> </text:span><text:span text:style-name="T529">in </text:span><text:span text:style-name="T530">⌞move⌝ </text:span><text:span text:style-name="T552">text </text:span><text:span text:style-name="T551">like:</text:span></text:p>
      <text:list xml:id="list149627609" text:style-name="L3">
        <text:list-item>
          <text:p text:style-name="P61"><text:span text:style-name="T383">w</text:span><text:span text:style-name="T376">ith an </text:span><text:span text:style-name="T377">⌞aptitude⌝: </text:span><text:span text:style-name="T386">⊞</text:span><text:span text:style-name="T387">Nu</text:span><text:span text:style-name="T388">r</text:span><text:span text:style-name="T387">ture</text:span><text:span text:style-name="T376">. </text:span></text:p>
        </text:list-item>
        <text:list-item>
          <text:p text:style-name="P61"><text:span text:style-name="T383">w</text:span><text:span text:style-name="T378">ith a number: </text:span><text:span text:style-name="T386">⊞</text:span><text:span text:style-name="T387">-</text:span><text:span text:style-name="T389">1</text:span><text:span text:style-name="T378"> or </text:span><text:span text:style-name="T386">⊞</text:span><text:span text:style-name="T389">+0</text:span><text:span text:style-name="T378">.</text:span></text:p>
        </text:list-item>
        <text:list-item>
          <text:p text:style-name="P61"><text:span text:style-name="T383">w</text:span><text:span text:style-name="T379">ith </text:span><text:span text:style-name="T380">a </text:span><text:span text:style-name="T392">custom </text:span><text:span text:style-name="T393">bold </text:span><text:span text:style-name="T391">t</text:span><text:span text:style-name="T390">erm</text:span><text:span text:style-name="T380"> </text:span><text:span text:style-name="T385">from</text:span><text:span text:style-name="T384"> t</text:span><text:span text:style-name="T381">he move </text:span><text:span text:style-name="T382">text.</text:span></text:p>
        </text:list-item>
      </text:list>
      <text:p text:style-name="P62"><text:span text:style-name="T378"/></text:p>
      <text:p text:style-name="P71"><text:span text:style-name="T531">In any case, </text:span><text:span text:style-name="T560">⊞</text:span><text:span text:style-name="T564">bold text</text:span><text:span text:style-name="T531"> means </text:span><text:span text:style-name="T536">to</text:span><text:span text:style-name="T531"> </text:span><text:span text:style-name="T585">roll ⌊2d6 </text:span><text:span text:style-name="T589">+ </text:span><text:span text:style-name="T596">bold text</text:span><text:span text:style-name="T589">⌋</text:span><text:span text:style-name="T586"> </text:span><text:span text:style-name="T588">and </text:span><text:span text:style-name="T609">⌞read the dice⌝</text:span><text:span text:style-name="T587">.</text:span></text:p>
      <text:p text:style-name="P70"><text:span text:style-name="T587"/></text:p>
      <text:p text:style-name="P69"><text:span text:style-name="T587">U</text:span><text:span text:style-name="T590">nless something says otherwise,</text:span><text:span text:style-name="T591"> </text:span><text:span text:style-name="T592">the </text:span><text:span text:style-name="T594">effect</text:span><text:span text:style-name="T592"> of your roll is described by the next momentum icons.</text:span></text:p>
      <text:p text:style-name="P67"><text:span text:style-name="T532"/></text:p>
      <text:p text:style-name="P72"><text:span text:style-name="T561">M</text:span><text:span text:style-name="T553">odifiers ►</text:span><text:span text:style-name="T447"> </text:span><text:span text:style-name="T534">A </text:span><text:span text:style-name="T447">move or the GM may </text:span><text:span text:style-name="T547">say you get</text:span><text:span text:style-name="T533"> </text:span><text:span text:style-name="T562">±</text:span><text:span text:style-name="T563">y</text:span><text:span text:style-name="T533"> </text:span><text:span text:style-name="T548">on </text:span><text:span text:style-name="T533">a move. </text:span><text:span text:style-name="T534">Sum </text:span><text:span text:style-name="T535">individual modifiers </text:span><text:span text:style-name="T539">(mind the signs)</text:span><text:span text:style-name="T534">, then cap the total modifier at </text:span><text:span text:style-name="T533">±</text:span><text:span text:style-name="T534">3. </text:span><text:span text:style-name="T540">Your total roll is ⌊</text:span><text:span text:style-name="T541">regular roll</text:span><text:span text:style-name="T540"> + total modifier⌋.</text:span></text:p>
      <text:p text:style-name="P79"/>
      <text:p text:style-name="P80"><text:span text:style-name="T670">Alternate rolls ►</text:span><text:span text:style-name="T42"> </text:span><text:span text:style-name="T165">If a move says</text:span><text:span text:style-name="T148"> “</text:span><text:span text:style-name="T191">⊞</text:span><text:span text:style-name="T192">something </text:span><text:span text:style-name="T193">weird </text:span><text:span text:style-name="T269">for another move”, </text:span><text:span text:style-name="T270">use th</text:span><text:span text:style-name="T271">e weird</text:span><text:span text:style-name="T270"> roll </text:span><text:span text:style-name="T272">in the child move </text:span><text:span text:style-name="T270">instead of whatever the normal rol</text:span><text:span text:style-name="T272">l </text:span><text:span text:style-name="T273">is, </text:span><text:span text:style-name="T274">but modifiers apply normally.</text:span></text:p>
      <text:p text:style-name="P89"/>
      <text:p text:style-name="P66"><text:span text:style-name="T559">Low/Zero Effect ►</text:span><text:span text:style-name="T500"> </text:span><text:span text:style-name="T469">When you’re describing </text:span><text:span text:style-name="T501">how you make </text:span><text:span text:style-name="T469">a ⌞</text:span><text:span text:style-name="T522">story</text:span><text:span text:style-name="T469"> move⌝, the GM might </text:span><text:span text:style-name="T509">say</text:span><text:span text:style-name="T469"> you’</text:span><text:span text:style-name="T506">ll have </text:span><text:span text:style-name="T469">Low</text:span><text:span text:style-name="T472">/</text:span><text:span text:style-name="T469">Zero Effect. </text:span><text:span text:style-name="T579">This means even </text:span><text:span text:style-name="T593">on</text:span><text:span text:style-name="T581"> </text:span><text:span text:style-name="T597">🡕🡒</text:span><text:span text:style-name="T666">,</text:span><text:span text:style-name="T579"> you </text:span><text:span text:style-name="T580">won’t </text:span><text:span text:style-name="T579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0"><text:span text:style-name="T287">Author</text:span><text:span text:style-name="T286"> ► </text:span><text:span text:style-name="T279">Mutagen </text:span><text:span text:style-name="T280">RPG Engine</text:span><text:span text:style-name="T279"> </text:span><text:span text:style-name="T281">©</text:span><text:span text:style-name="T278"> 2021 Aubrey R. Jones</text:span></text:p>
            <text:p text:style-name="P59"><text:span text:style-name="T278">https://github.com/aubreyrjones/mutagen/</text:span></text:p>
            <text:p text:style-name="P104"><text:span text:style-name="T285">Available under CC-</text:span><text:span text:style-name="T283">BY</text:span><text:span text:style-name="T282">-SA </text:span><text:span text:style-name="T284">4.0</text:span><text:span text:style-name="T285"> license.</text:span></text:p>
          </table:table-cell>
        </table:table-row>
      </table:table>
      <text:p text:style-name="P100"><text:span text:style-name="T194">⚠</text:span><text:span text:style-name="T275">Critical </text:span><text:span text:style-name="T276">Concept</text:span><text:span text:style-name="T194">⚠</text:span></text:p>
      <text:p text:style-name="P73"><text:span text:style-name="T598">S</text:span><text:span text:style-name="T595">tory </text:span><text:span text:style-name="T599">m</text:span><text:span text:style-name="T595">oves</text:span><text:span text:style-name="T553"> ►</text:span><text:span text:style-name="T447"> </text:span><text:span text:style-name="T503">Story ⌞moves⌝ </text:span><text:span text:style-name="T504">decide</text:span><text:span text:style-name="T503"> what happens next when you </text:span><text:span text:style-name="T505">act in the face of </text:span><text:span text:style-name="T503">conflict, risk, or adversity </text:span><text:span text:style-name="T505">to get what you want</text:span><text:span text:style-name="T503">. </text:span><text:span text:style-name="T479">The</text:span><text:span text:style-name="T481">y </text:span><text:span text:style-name="T482">serve the same purpose as </text:span><text:span text:style-name="T483">system</text:span><text:span text:style-name="T482"> rules in </text:span><text:span text:style-name="T484">other </text:span><text:span text:style-name="T482">games, but in a </text:span><text:span text:style-name="T486">flexible</text:span><text:span text:style-name="T482"> way that puts the</text:span><text:span text:style-name="T479"> fiction first</text:span><text:span text:style-name="T480">. </text:span><text:span text:style-name="T485">They answer “okay, </text:span><text:span text:style-name="T487">so </text:span><text:span text:style-name="T485">what happens next?”</text:span></text:p>
      <text:p text:style-name="P92"/>
      <text:p text:style-name="P18"><text:span text:style-name="T569">Most moves </text:span><text:span text:style-name="T571">flatly </text:span><text:span text:style-name="T569">describe something you can do, but they </text:span><text:span text:style-name="T570">don’t address why you’re doing it, what you hope to </text:span><text:span text:style-name="T577">ultimately </text:span><text:span text:style-name="T570">achieve. </text:span><text:span text:style-name="T569">A metaphor: you slam on the brakes </text:span><text:span text:style-name="T578">while</text:span><text:span text:style-name="T575"> </text:span><text:span text:style-name="T569">you're driving, but are you </text:span><text:span text:style-name="T576">trying</text:span><text:span text:style-name="T569"> to </text:span><text:span text:style-name="T566">avoid</text:span><text:span text:style-name="T569"> or to </text:span><text:span text:style-name="T566">cause</text:span><text:span text:style-name="T569"> a collision? </text:span><text:span text:style-name="T572">Another: you fence with the Du</text:span><text:span text:style-name="T573">chess,</text:span><text:span text:style-name="T572"> but are you trying to </text:span><text:span text:style-name="T567">kill</text:span><text:span text:style-name="T572"> or </text:span><text:span text:style-name="T574">to</text:span><text:span text:style-name="T572"> </text:span><text:span text:style-name="T567">teach</text:span><text:span text:style-name="T572"> h</text:span><text:span text:style-name="T573">er</text:span><text:span text:style-name="T572">?</text:span></text:p>
      <text:p text:style-name="P95"/>
      <text:p text:style-name="P20"><text:span text:style-name="T3">Each story move follows </text:span><text:span text:style-name="T52">the same</text:span><text:span text:style-name="T3"> formula: </text:span><text:span text:style-name="T53">i</text:span><text:span text:style-name="T3">t states </text:span><text:span text:style-name="T62">what you want </text:span><text:span text:style-name="T88">to achieve</text:span><text:span text:style-name="T3">, and it gives </text:span><text:span text:style-name="T50">a hint at</text:span><text:span text:style-name="T49"> </text:span><text:span text:style-name="T63">how you’re trying to get it</text:span><text:span text:style-name="T49">. </text:span><text:span text:style-name="T54">When figuring out </text:span><text:span text:style-name="T57">which </text:span><text:span text:style-name="T54">story move </text:span><text:span text:style-name="T55">you’re making</text:span><text:span text:style-name="T54">, t</text:span><text:span text:style-name="T51">he hint </text:span><text:span text:style-name="T64">about </text:span><text:span text:style-name="T89">method</text:span><text:span text:style-name="T51"> is </text:span><text:span text:style-name="T634">less</text:span><text:span text:style-name="T51"> important than the part about</text:span><text:span text:style-name="T635"> </text:span><text:span text:style-name="T646">your </text:span><text:span text:style-name="T617">intent</text:span><text:span text:style-name="T646">.</text:span></text:p>
      <text:p text:style-name="P96"/>
      <text:p text:style-name="P19"><text:span text:style-name="T635">There aren’t many </text:span><text:span text:style-name="T638">story moves</text:span><text:span text:style-name="T639">; </text:span><text:span text:style-name="T640">they’re</text:span><text:span text:style-name="T635"> </text:span><text:span text:style-name="T641">mostly in the</text:span><text:span text:style-name="T635"> Common playbook. I intend them to be </text:span><text:span text:style-name="T642">fairly universal</text:span><text:span text:style-name="T635">. </text:span><text:span text:style-name="T645">P</text:span><text:span text:style-name="T643">lease </text:span><text:span text:style-name="T635">think metaphorically when applying them to weird situations.</text:span></text:p>
      <text:p text:style-name="P98"/>
      <text:p text:style-name="P21"><text:span text:style-name="T180">Make</text:span><text:span text:style-name="T181"> </text:span><text:span text:style-name="T182">a </text:span><text:span text:style-name="T181">story move</text:span><text:span text:style-name="T2"> ► </text:span><text:span text:style-name="T3">When you make a </text:span><text:span text:style-name="T195">⌞story move⌝</text:span><text:span text:style-name="T3">, describe how you’re trying to achieve your goal </text:span><text:span text:style-name="T58">in-game</text:span><text:span text:style-name="T3">. </text:span><text:span text:style-name="T56">Be specific. </text:span><text:span text:style-name="T69">Wait a sec before rolling; the GM might have something to say.</text:span></text:p>
      <text:p text:style-name="P99"><text:span text:style-name="T3"/></text:p>
      <text:p text:style-name="P103"><text:span text:style-name="T325">If no other move is saying what to roll with, d</text:span><text:span text:style-name="T320">ecide</text:span><text:span text:style-name="T321"> </text:span><text:span text:style-name="T318">if your </text:span><text:span text:style-name="T339">action </text:span><text:span text:style-name="T318">description depends </text:span><text:span text:style-name="T357">logically and </text:span><text:span text:style-name="T358">primarily</text:span><text:span text:style-name="T318"> on </text:span><text:span text:style-name="T347">an</text:span><text:span text:style-name="T350">y</text:span><text:span text:style-name="T347"> </text:span><text:span text:style-name="T354">appropriate </text:span><text:span text:style-name="T318">⌞</text:span><text:span text:style-name="T347">aptitude</text:span><text:span text:style-name="T318">⌝ you’ve got. </text:span><text:span text:style-name="T324">U</text:span><text:span text:style-name="T322">se common sense </text:span><text:span text:style-name="T323">and talk </text:span><text:span text:style-name="T327">as a table.</text:span></text:p>
      <text:p text:style-name="P101"><text:span text:style-name="T323"/></text:p>
      <text:p text:style-name="P105"><text:span text:style-name="T345">⊞</text:span><text:span text:style-name="T349">A</text:span><text:span text:style-name="T348">ny </text:span><text:span text:style-name="T346">appropriate </text:span><text:span text:style-name="T345">aptitude</text:span><text:span text:style-name="T319">;</text:span><text:span text:style-name="T326"> </text:span><text:span text:style-name="T359">or</text:span><text:span text:style-name="T326"> </text:span><text:span text:style-name="T345">⊞-1</text:span><text:span text:style-name="T319"> </text:span><text:span text:style-name="T326">if you don’t have one that applies.</text:span></text:p>
      <text:p text:style-name="P102"><text:span text:style-name="T326"/></text:p>
      <text:p text:style-name="P22"><text:span text:style-name="T59">The GM playbook has stuff</text:span><text:span text:style-name="T3"> about what might happen for each story move, but </text:span><text:span text:style-name="T70">the</text:span><text:span text:style-name="T149">y </text:span><text:span text:style-name="T150">share </text:span><text:span text:style-name="T149">this formula:</text:span></text:p>
      <text:p text:style-name="P97"/>
      <text:p text:style-name="P26"><text:span text:style-name="T445">🡕</text:span><text:span text:style-name="T396"> </text:span><text:span text:style-name="T398">Y</text:span><text:span text:style-name="T396">ou </text:span><text:span text:style-name="T442">get what you want</text:span><text:span text:style-name="T396"> </text:span><text:span text:style-name="T426">with </text:span><text:span text:style-name="T427">an</text:span><text:span text:style-name="T396"> </text:span><text:span text:style-name="T425">unexpected benefit</text:span><text:span text:style-name="T416">.</text:span></text:p>
      <text:p text:style-name="P25"><text:span text:style-name="T614">🡒</text:span><text:span text:style-name="T397"> </text:span><text:span text:style-name="T398">Y</text:span><text:span text:style-name="T397">ou </text:span><text:span text:style-name="T443">get basically what you want.</text:span></text:p>
      <text:p text:style-name="P107"><text:span text:style-name="T445">🡖</text:span><text:span text:style-name="T396"> </text:span><text:span text:style-name="T398">Y</text:span><text:span text:style-name="T396">ou </text:span><text:span text:style-name="T444">get what you want, but </text:span><text:span text:style-name="T396">there’s some trade-off, consequence, or complication.</text:span></text:p>
      <text:p text:style-name="P24"><text:span text:style-name="T553">🡓</text:span><text:span text:style-name="T467"> </text:span><text:span text:style-name="T468">It might not be your fault, but you </text:span><text:span text:style-name="T549">don’t get what you want—or you </text:span><text:span text:style-name="T550">do </text:span><text:span text:style-name="T549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8T16:58:34.549106151</dc:date>
    <meta:editing-duration>P10DT4H42M11S</meta:editing-duration>
    <meta:editing-cycles>4036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83" meta:word-count="2116" meta:character-count="11472" meta:non-whitespace-character-count="9452"/>
  </office:meta>
</office:document-meta>
</file>